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1957in"/>
    </style:style>
    <style:style style:name="co2" style:family="table-column">
      <style:table-column-properties fo:break-before="auto" style:column-width="0.6138in"/>
    </style:style>
    <style:style style:name="co3" style:family="table-column">
      <style:table-column-properties fo:break-before="auto" style:column-width="0.7217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0.25in"/>
    </style:style>
    <style:style style:name="co6" style:family="table-column">
      <style:table-column-properties fo:break-before="auto" style:column-width="0.6047in"/>
    </style:style>
    <style:style style:name="co7" style:family="table-column">
      <style:table-column-properties fo:break-before="auto" style:column-width="0.6681in"/>
    </style:style>
    <style:style style:name="co8" style:family="table-column">
      <style:table-column-properties fo:break-before="auto" style:column-width="0.8071in"/>
    </style:style>
    <style:style style:name="co9" style:family="table-column">
      <style:table-column-properties fo:break-before="auto" style:column-width="0.6555in"/>
    </style:style>
    <style:style style:name="co10" style:family="table-column">
      <style:table-column-properties fo:break-before="auto" style:column-width="0.781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 style:font-name="Liberation Sans" style:font-name-asian="Droid Sans Fallback" style:font-name-complex="FreeSans"/>
    </style:style>
    <style:style style:name="ce2" style:family="table-cell" style:parent-style-name="Default">
      <style:text-properties style:font-name="Liberation Sans" style:font-name-asian="Droid Sans Fallback" style:font-name-complex="Free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table-column table:style-name="co1" table:number-columns-repeated="70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number-columns-repeated="2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6141175" calcext:value-type="float">
            <text:p>2.26141</text:p>
          </table:table-cell>
          <table:table-cell office:value-type="float" office:value="2.44064591666667" calcext:value-type="float">
            <text:p>2.44065</text:p>
          </table:table-cell>
          <table:table-cell office:value-type="float" office:value="4.221194" calcext:value-type="float">
            <text:p>4.22119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2016316666667" calcext:value-type="float">
            <text:p>2.22016</text:p>
          </table:table-cell>
          <table:table-cell office:value-type="float" office:value="2.40884066666667" calcext:value-type="float">
            <text:p>2.40884</text:p>
          </table:table-cell>
          <table:table-cell office:value-type="float" office:value="3.700021" calcext:value-type="float">
            <text:p>3.70002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21018041666667" calcext:value-type="float">
            <text:p>2.21018</text:p>
          </table:table-cell>
          <table:table-cell office:value-type="float" office:value="2.36359375" calcext:value-type="float">
            <text:p>2.36359</text:p>
          </table:table-cell>
          <table:table-cell office:value-type="float" office:value="3.698144" calcext:value-type="float">
            <text:p>3.69814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3105866666667" calcext:value-type="float">
            <text:p>2.23106</text:p>
          </table:table-cell>
          <table:table-cell office:value-type="float" office:value="2.3323845" calcext:value-type="float">
            <text:p>2.33238</text:p>
          </table:table-cell>
          <table:table-cell office:value-type="float" office:value="3.073268" calcext:value-type="float">
            <text:p>3.07327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4870041666667" calcext:value-type="float">
            <text:p>2.1487</text:p>
          </table:table-cell>
          <table:table-cell office:value-type="float" office:value="2.32216666666667" calcext:value-type="float">
            <text:p>2.32217</text:p>
          </table:table-cell>
          <table:table-cell office:value-type="float" office:value="3.414841" calcext:value-type="float">
            <text:p>3.41484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.21629891666667" calcext:value-type="float">
            <text:p>2.2163</text:p>
          </table:table-cell>
          <table:table-cell office:value-type="float" office:value="2.2999385" calcext:value-type="float">
            <text:p>2.29994</text:p>
          </table:table-cell>
          <table:table-cell office:value-type="float" office:value="3.276623" calcext:value-type="float">
            <text:p>3.27662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23180225" calcext:value-type="float">
            <text:p>2.2318</text:p>
          </table:table-cell>
          <table:table-cell office:value-type="float" office:value="2.29800641666667" calcext:value-type="float">
            <text:p>2.29801</text:p>
          </table:table-cell>
          <table:table-cell office:value-type="float" office:value="3.542951" calcext:value-type="float">
            <text:p>3.54295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9758641666667" calcext:value-type="float">
            <text:p>2.29759</text:p>
          </table:table-cell>
          <table:table-cell office:value-type="float" office:value="2.39687266666667" calcext:value-type="float">
            <text:p>2.39687</text:p>
          </table:table-cell>
          <table:table-cell office:value-type="float" office:value="4.415458" calcext:value-type="float">
            <text:p>4.41546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.29498741666667" calcext:value-type="float">
            <text:p>2.29499</text:p>
          </table:table-cell>
          <table:table-cell office:value-type="float" office:value="2.24476116666667" calcext:value-type="float">
            <text:p>2.24476</text:p>
          </table:table-cell>
          <table:table-cell office:value-type="float" office:value="3.952912" calcext:value-type="float">
            <text:p>3.95291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30148233333333" calcext:value-type="float">
            <text:p>2.30148</text:p>
          </table:table-cell>
          <table:table-cell office:value-type="float" office:value="2.29261316666667" calcext:value-type="float">
            <text:p>2.29261</text:p>
          </table:table-cell>
          <table:table-cell office:value-type="float" office:value="4.009707" calcext:value-type="float">
            <text:p>4.00971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28647525" calcext:value-type="float">
            <text:p>2.28648</text:p>
          </table:table-cell>
          <table:table-cell office:value-type="float" office:value="2.4558265" calcext:value-type="float">
            <text:p>2.45583</text:p>
          </table:table-cell>
          <table:table-cell office:value-type="float" office:value="4.382277" calcext:value-type="float">
            <text:p>4.38228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8492183333333" calcext:value-type="float">
            <text:p>2.28492</text:p>
          </table:table-cell>
          <table:table-cell office:value-type="float" office:value="2.28530433333333" calcext:value-type="float">
            <text:p>2.2853</text:p>
          </table:table-cell>
          <table:table-cell office:value-type="float" office:value="4.00691" calcext:value-type="float">
            <text:p>4.00691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1999935" calcext:value-type="float">
            <text:p>2.19999</text:p>
          </table:table-cell>
          <table:table-cell office:value-type="float" office:value="2.27823391666667" calcext:value-type="float">
            <text:p>2.27823</text:p>
          </table:table-cell>
          <table:table-cell office:value-type="float" office:value="3.676094" calcext:value-type="float">
            <text:p>3.67609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7600325" calcext:value-type="float">
            <text:p>2.276</text:p>
          </table:table-cell>
          <table:table-cell office:value-type="float" office:value="2.34863158333333" calcext:value-type="float">
            <text:p>2.34863</text:p>
          </table:table-cell>
          <table:table-cell office:value-type="float" office:value="3.583216" calcext:value-type="float">
            <text:p>3.58322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6595641666667" calcext:value-type="float">
            <text:p>2.26596</text:p>
          </table:table-cell>
          <table:table-cell office:value-type="float" office:value="2.38511808333333" calcext:value-type="float">
            <text:p>2.38512</text:p>
          </table:table-cell>
          <table:table-cell office:value-type="float" office:value="3.597228" calcext:value-type="float">
            <text:p>3.59723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26373025" calcext:value-type="float">
            <text:p>2.26373</text:p>
          </table:table-cell>
          <table:table-cell office:value-type="float" office:value="2.35585733333333" calcext:value-type="float">
            <text:p>2.35586</text:p>
          </table:table-cell>
          <table:table-cell office:value-type="float" office:value="4.084045" calcext:value-type="float">
            <text:p>4.08405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5531525" calcext:value-type="float">
            <text:p>2.25532</text:p>
          </table:table-cell>
          <table:table-cell office:value-type="float" office:value="2.31613566666667" calcext:value-type="float">
            <text:p>2.31614</text:p>
          </table:table-cell>
          <table:table-cell office:value-type="float" office:value="3.900053" calcext:value-type="float">
            <text:p>3.90005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4870891666667" calcext:value-type="float">
            <text:p>2.24871</text:p>
          </table:table-cell>
          <table:table-cell office:value-type="float" office:value="2.40081016666667" calcext:value-type="float">
            <text:p>2.40081</text:p>
          </table:table-cell>
          <table:table-cell office:value-type="float" office:value="4.123486" calcext:value-type="float">
            <text:p>4.12349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4621675" calcext:value-type="float">
            <text:p>2.24622</text:p>
          </table:table-cell>
          <table:table-cell office:value-type="float" office:value="2.32223966666667" calcext:value-type="float">
            <text:p>2.32224</text:p>
          </table:table-cell>
          <table:table-cell office:value-type="float" office:value="3.909854" calcext:value-type="float">
            <text:p>3.90985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2.24556741666667" calcext:value-type="float">
            <text:p>2.24557</text:p>
          </table:table-cell>
          <table:table-cell office:value-type="float" office:value="2.26036616666667" calcext:value-type="float">
            <text:p>2.26037</text:p>
          </table:table-cell>
          <table:table-cell office:value-type="float" office:value="3.833731" calcext:value-type="float">
            <text:p>3.83373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24477875" calcext:value-type="float">
            <text:p>2.24478</text:p>
          </table:table-cell>
          <table:table-cell office:value-type="float" office:value="2.26315875" calcext:value-type="float">
            <text:p>2.26316</text:p>
          </table:table-cell>
          <table:table-cell office:value-type="float" office:value="3.316656" calcext:value-type="float">
            <text:p>3.31666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3941475" calcext:value-type="float">
            <text:p>2.23941</text:p>
          </table:table-cell>
          <table:table-cell office:value-type="float" office:value="2.35306683333333" calcext:value-type="float">
            <text:p>2.35307</text:p>
          </table:table-cell>
          <table:table-cell office:value-type="float" office:value="3.28087" calcext:value-type="float">
            <text:p>3.28087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393235" calcext:value-type="float">
            <text:p>2.23932</text:p>
          </table:table-cell>
          <table:table-cell office:value-type="float" office:value="2.31708725" calcext:value-type="float">
            <text:p>2.31709</text:p>
          </table:table-cell>
          <table:table-cell office:value-type="float" office:value="3.64032" calcext:value-type="float">
            <text:p>3.64032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.23917116666667" calcext:value-type="float">
            <text:p>2.23917</text:p>
          </table:table-cell>
          <table:table-cell office:value-type="float" office:value="2.288097" calcext:value-type="float">
            <text:p>2.2881</text:p>
          </table:table-cell>
          <table:table-cell office:value-type="float" office:value="3.678824" calcext:value-type="float">
            <text:p>3.67882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36661" calcext:value-type="float">
            <text:p>2.23666</text:p>
          </table:table-cell>
          <table:table-cell office:value-type="float" office:value="2.24387725" calcext:value-type="float">
            <text:p>2.24388</text:p>
          </table:table-cell>
          <table:table-cell office:value-type="float" office:value="3.4908" calcext:value-type="float">
            <text:p>3.4908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3613616666667" calcext:value-type="float">
            <text:p>2.23614</text:p>
          </table:table-cell>
          <table:table-cell office:value-type="float" office:value="2.48965575" calcext:value-type="float">
            <text:p>2.48966</text:p>
          </table:table-cell>
          <table:table-cell office:value-type="float" office:value="4.59422" calcext:value-type="float">
            <text:p>4.59422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3369433333333" calcext:value-type="float">
            <text:p>2.23369</text:p>
          </table:table-cell>
          <table:table-cell office:value-type="float" office:value="2.43464141666667" calcext:value-type="float">
            <text:p>2.43464</text:p>
          </table:table-cell>
          <table:table-cell office:value-type="float" office:value="3.948375" calcext:value-type="float">
            <text:p>3.94838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2.23198733333333" calcext:value-type="float">
            <text:p>2.23199</text:p>
          </table:table-cell>
          <table:table-cell office:value-type="float" office:value="2.2575715" calcext:value-type="float">
            <text:p>2.25757</text:p>
          </table:table-cell>
          <table:table-cell office:value-type="float" office:value="3.622948" calcext:value-type="float">
            <text:p>3.62295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2878858333333" calcext:value-type="float">
            <text:p>2.22879</text:p>
          </table:table-cell>
          <table:table-cell office:value-type="float" office:value="2.39034691666667" calcext:value-type="float">
            <text:p>2.39035</text:p>
          </table:table-cell>
          <table:table-cell office:value-type="float" office:value="3.959415" calcext:value-type="float">
            <text:p>3.95942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22196275" calcext:value-type="float">
            <text:p>2.22196</text:p>
          </table:table-cell>
          <table:table-cell office:value-type="float" office:value="2.31298608333333" calcext:value-type="float">
            <text:p>2.31299</text:p>
          </table:table-cell>
          <table:table-cell office:value-type="float" office:value="3.678679" calcext:value-type="float">
            <text:p>3.67868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2105933333333" calcext:value-type="float">
            <text:p>2.22106</text:p>
          </table:table-cell>
          <table:table-cell office:value-type="float" office:value="2.32834058333333" calcext:value-type="float">
            <text:p>2.32834</text:p>
          </table:table-cell>
          <table:table-cell office:value-type="float" office:value="3.779942" calcext:value-type="float">
            <text:p>3.77994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1836883333333" calcext:value-type="float">
            <text:p>2.21837</text:p>
          </table:table-cell>
          <table:table-cell office:value-type="float" office:value="2.25757841666667" calcext:value-type="float">
            <text:p>2.25758</text:p>
          </table:table-cell>
          <table:table-cell office:value-type="float" office:value="3.43707" calcext:value-type="float">
            <text:p>3.43707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18878825" calcext:value-type="float">
            <text:p>2.18879</text:p>
          </table:table-cell>
          <table:table-cell office:value-type="float" office:value="2.21505491666667" calcext:value-type="float">
            <text:p>2.21505</text:p>
          </table:table-cell>
          <table:table-cell office:value-type="float" office:value="3.10949" calcext:value-type="float">
            <text:p>3.10949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1318941666667" calcext:value-type="float">
            <text:p>2.21319</text:p>
          </table:table-cell>
          <table:table-cell office:value-type="float" office:value="2.35921191666667" calcext:value-type="float">
            <text:p>2.35921</text:p>
          </table:table-cell>
          <table:table-cell office:value-type="float" office:value="3.863038" calcext:value-type="float">
            <text:p>3.86304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1102666666667" calcext:value-type="float">
            <text:p>2.21103</text:p>
          </table:table-cell>
          <table:table-cell office:value-type="float" office:value="2.30477125" calcext:value-type="float">
            <text:p>2.30477</text:p>
          </table:table-cell>
          <table:table-cell office:value-type="float" office:value="3.289082" calcext:value-type="float">
            <text:p>3.28908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0982791666667" calcext:value-type="float">
            <text:p>2.20983</text:p>
          </table:table-cell>
          <table:table-cell office:value-type="float" office:value="2.17917333333333" calcext:value-type="float">
            <text:p>2.17917</text:p>
          </table:table-cell>
          <table:table-cell office:value-type="float" office:value="3.247683" calcext:value-type="float">
            <text:p>3.24768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0839733333333" calcext:value-type="float">
            <text:p>2.2084</text:p>
          </table:table-cell>
          <table:table-cell office:value-type="float" office:value="2.30259816666667" calcext:value-type="float">
            <text:p>2.3026</text:p>
          </table:table-cell>
          <table:table-cell office:value-type="float" office:value="3.889611" calcext:value-type="float">
            <text:p>3.88961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0806358333333" calcext:value-type="float">
            <text:p>2.20806</text:p>
          </table:table-cell>
          <table:table-cell office:value-type="float" office:value="2.223049" calcext:value-type="float">
            <text:p>2.22305</text:p>
          </table:table-cell>
          <table:table-cell office:value-type="float" office:value="2.863702" calcext:value-type="float">
            <text:p>2.8637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20546125" calcext:value-type="float">
            <text:p>2.20546</text:p>
          </table:table-cell>
          <table:table-cell office:value-type="float" office:value="2.34923208333333" calcext:value-type="float">
            <text:p>2.34923</text:p>
          </table:table-cell>
          <table:table-cell office:value-type="float" office:value="3.61222" calcext:value-type="float">
            <text:p>3.61222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0238333333333" calcext:value-type="float">
            <text:p>2.20238</text:p>
          </table:table-cell>
          <table:table-cell office:value-type="float" office:value="2.22391125" calcext:value-type="float">
            <text:p>2.22391</text:p>
          </table:table-cell>
          <table:table-cell office:value-type="float" office:value="3.333634" calcext:value-type="float">
            <text:p>3.33363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17910983333333" calcext:value-type="float">
            <text:p>2.17911</text:p>
          </table:table-cell>
          <table:table-cell office:value-type="float" office:value="2.20119358333333" calcext:value-type="float">
            <text:p>2.20119</text:p>
          </table:table-cell>
          <table:table-cell office:value-type="float" office:value="2.983883" calcext:value-type="float">
            <text:p>2.98388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2.19740983333333" calcext:value-type="float">
            <text:p>2.19741</text:p>
          </table:table-cell>
          <table:table-cell office:value-type="float" office:value="2.22209358333333" calcext:value-type="float">
            <text:p>2.22209</text:p>
          </table:table-cell>
          <table:table-cell office:value-type="float" office:value="3.277415" calcext:value-type="float">
            <text:p>3.27742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19552733333333" calcext:value-type="float">
            <text:p>2.19553</text:p>
          </table:table-cell>
          <table:table-cell office:value-type="float" office:value="2.35404441666667" calcext:value-type="float">
            <text:p>2.35404</text:p>
          </table:table-cell>
          <table:table-cell office:value-type="float" office:value="3.458736" calcext:value-type="float">
            <text:p>3.45874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19475741666667" calcext:value-type="float">
            <text:p>2.19476</text:p>
          </table:table-cell>
          <table:table-cell office:value-type="float" office:value="2.38378533333333" calcext:value-type="float">
            <text:p>2.38379</text:p>
          </table:table-cell>
          <table:table-cell office:value-type="float" office:value="3.945606" calcext:value-type="float">
            <text:p>3.94561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9412475" calcext:value-type="float">
            <text:p>2.19412</text:p>
          </table:table-cell>
          <table:table-cell office:value-type="float" office:value="2.31569183333333" calcext:value-type="float">
            <text:p>2.31569</text:p>
          </table:table-cell>
          <table:table-cell office:value-type="float" office:value="4.007107" calcext:value-type="float">
            <text:p>4.00711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9201883333333" calcext:value-type="float">
            <text:p>2.19202</text:p>
          </table:table-cell>
          <table:table-cell office:value-type="float" office:value="2.19365966666667" calcext:value-type="float">
            <text:p>2.19366</text:p>
          </table:table-cell>
          <table:table-cell office:value-type="float" office:value="3.019353" calcext:value-type="float">
            <text:p>3.01935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19304025" calcext:value-type="float">
            <text:p>2.19304</text:p>
          </table:table-cell>
          <table:table-cell office:value-type="float" office:value="2.29680316666667" calcext:value-type="float">
            <text:p>2.2968</text:p>
          </table:table-cell>
          <table:table-cell office:value-type="float" office:value="3.135992" calcext:value-type="float">
            <text:p>3.13599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19277825" calcext:value-type="float">
            <text:p>2.19278</text:p>
          </table:table-cell>
          <table:table-cell office:value-type="float" office:value="2.36701575" calcext:value-type="float">
            <text:p>2.36702</text:p>
          </table:table-cell>
          <table:table-cell office:value-type="float" office:value="3.54642" calcext:value-type="float">
            <text:p>3.54642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865675" calcext:value-type="float">
            <text:p>2.18657</text:p>
          </table:table-cell>
          <table:table-cell office:value-type="float" office:value="2.23754" calcext:value-type="float">
            <text:p>2.23754</text:p>
          </table:table-cell>
          <table:table-cell office:value-type="float" office:value="3.070878" calcext:value-type="float">
            <text:p>3.07088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8528" calcext:value-type="float">
            <text:p>2.18528</text:p>
          </table:table-cell>
          <table:table-cell office:value-type="float" office:value="2.26570916666667" calcext:value-type="float">
            <text:p>2.26571</text:p>
          </table:table-cell>
          <table:table-cell office:value-type="float" office:value="3.163814" calcext:value-type="float">
            <text:p>3.16381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2636775" calcext:value-type="float">
            <text:p>2.26368</text:p>
          </table:table-cell>
          <table:table-cell office:value-type="float" office:value="2.18105416666667" calcext:value-type="float">
            <text:p>2.18105</text:p>
          </table:table-cell>
          <table:table-cell office:value-type="float" office:value="3.361244" calcext:value-type="float">
            <text:p>3.36124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18029033333333" calcext:value-type="float">
            <text:p>2.18029</text:p>
          </table:table-cell>
          <table:table-cell office:value-type="float" office:value="2.28915866666667" calcext:value-type="float">
            <text:p>2.28916</text:p>
          </table:table-cell>
          <table:table-cell office:value-type="float" office:value="3.261429" calcext:value-type="float">
            <text:p>3.26143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7968325" calcext:value-type="float">
            <text:p>2.17968</text:p>
          </table:table-cell>
          <table:table-cell office:value-type="float" office:value="2.1677995" calcext:value-type="float">
            <text:p>2.1678</text:p>
          </table:table-cell>
          <table:table-cell office:value-type="float" office:value="2.832399" calcext:value-type="float">
            <text:p>2.8324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6971008333333" calcext:value-type="float">
            <text:p>2.16971</text:p>
          </table:table-cell>
          <table:table-cell office:value-type="float" office:value="2.21887175" calcext:value-type="float">
            <text:p>2.21887</text:p>
          </table:table-cell>
          <table:table-cell office:value-type="float" office:value="2.928094" calcext:value-type="float">
            <text:p>2.92809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COUNTIF([.BW1:.BW60]; &quot;0&quot;)" office:value-type="float" office:value="15" calcext:value-type="float">
            <text:p>15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16582666666667" calcext:value-type="float">
            <text:p>2.16583</text:p>
          </table:table-cell>
          <table:table-cell office:value-type="float" office:value="2.30569625" calcext:value-type="float">
            <text:p>2.3057</text:p>
          </table:table-cell>
          <table:table-cell office:value-type="float" office:value="3.093992" calcext:value-type="float">
            <text:p>3.09399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0" calcext:value-type="float">
            <text:p>0</text:p>
          </table:table-cell>
          <table:table-cell/>
          <table:table-cell table:style-name="ce1" table:formula="of:=COUNTIF([.BW1:.BW60]; &quot;1&quot;)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7014758333333" calcext:value-type="float">
            <text:p>2.17015</text:p>
          </table:table-cell>
          <table:table-cell office:value-type="float" office:value="2.14400966666667" calcext:value-type="float">
            <text:p>2.14401</text:p>
          </table:table-cell>
          <table:table-cell office:value-type="float" office:value="2.739099" calcext:value-type="float">
            <text:p>2.7391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14133608333333" calcext:value-type="float">
            <text:p>2.14134</text:p>
          </table:table-cell>
          <table:table-cell office:value-type="float" office:value="2.11945358333333" calcext:value-type="float">
            <text:p>2.11945</text:p>
          </table:table-cell>
          <table:table-cell office:value-type="float" office:value="2.5877" calcext:value-type="float">
            <text:p>2.5877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12992991666667" calcext:value-type="float">
            <text:p>2.12993</text:p>
          </table:table-cell>
          <table:table-cell office:value-type="float" office:value="2.3789395" calcext:value-type="float">
            <text:p>2.37894</text:p>
          </table:table-cell>
          <table:table-cell office:value-type="float" office:value="3.207029" calcext:value-type="float">
            <text:p>3.20703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2256358333333" calcext:value-type="float">
            <text:p>2.12256</text:p>
          </table:table-cell>
          <table:table-cell office:value-type="float" office:value="2.18947733333333" calcext:value-type="float">
            <text:p>2.18948</text:p>
          </table:table-cell>
          <table:table-cell office:value-type="float" office:value="3.000488" calcext:value-type="float">
            <text:p>3.00049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14037891666667" calcext:value-type="float">
            <text:p>2.14038</text:p>
          </table:table-cell>
          <table:table-cell office:value-type="float" office:value="2.11489725" calcext:value-type="float">
            <text:p>2.1149</text:p>
          </table:table-cell>
          <table:table-cell office:value-type="float" office:value="2.537945" calcext:value-type="float">
            <text:p>2.53795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formula="of:=SUM([.A1:.A5])" office:value-type="float" office:value="2" calcext:value-type="float">
            <text:p>2</text:p>
          </table:table-cell>
          <table:table-cell table:formula="of:=SUM([.B1:.B5])" office:value-type="float" office:value="3" calcext:value-type="float">
            <text:p>3</text:p>
          </table:table-cell>
          <table:table-cell table:formula="of:=SUM([.C1:.C5])" office:value-type="float" office:value="4" calcext:value-type="float">
            <text:p>4</text:p>
          </table:table-cell>
          <table:table-cell table:formula="of:=SUM([.D1:.D5])" office:value-type="float" office:value="1" calcext:value-type="float">
            <text:p>1</text:p>
          </table:table-cell>
          <table:table-cell table:formula="of:=SUM([.E1:.E5])" office:value-type="float" office:value="2" calcext:value-type="float">
            <text:p>2</text:p>
          </table:table-cell>
          <table:table-cell table:formula="of:=SUM([.F1:.F5])" office:value-type="float" office:value="3" calcext:value-type="float">
            <text:p>3</text:p>
          </table:table-cell>
          <table:table-cell table:formula="of:=SUM([.G1:.G5])" office:value-type="float" office:value="3" calcext:value-type="float">
            <text:p>3</text:p>
          </table:table-cell>
          <table:table-cell table:formula="of:=SUM([.H1:.H5])" office:value-type="float" office:value="5" calcext:value-type="float">
            <text:p>5</text:p>
          </table:table-cell>
          <table:table-cell table:formula="of:=SUM([.I1:.I5])" office:value-type="float" office:value="2" calcext:value-type="float">
            <text:p>2</text:p>
          </table:table-cell>
          <table:table-cell table:formula="of:=SUM([.J1:.J5])" office:value-type="float" office:value="3" calcext:value-type="float">
            <text:p>3</text:p>
          </table:table-cell>
          <table:table-cell table:formula="of:=SUM([.K1:.K5])" office:value-type="float" office:value="4" calcext:value-type="float">
            <text:p>4</text:p>
          </table:table-cell>
          <table:table-cell table:formula="of:=SUM([.L1:.L5])" office:value-type="float" office:value="3" calcext:value-type="float">
            <text:p>3</text:p>
          </table:table-cell>
          <table:table-cell table:formula="of:=SUM([.M1:.M5])" office:value-type="float" office:value="1" calcext:value-type="float">
            <text:p>1</text:p>
          </table:table-cell>
          <table:table-cell table:formula="of:=SUM([.N1:.N5])" office:value-type="float" office:value="3" calcext:value-type="float">
            <text:p>3</text:p>
          </table:table-cell>
          <table:table-cell table:formula="of:=SUM([.O1:.O5])" office:value-type="float" office:value="5" calcext:value-type="float">
            <text:p>5</text:p>
          </table:table-cell>
          <table:table-cell table:formula="of:=SUM([.P1:.P5])" office:value-type="float" office:value="4" calcext:value-type="float">
            <text:p>4</text:p>
          </table:table-cell>
          <table:table-cell table:formula="of:=SUM([.Q1:.Q5])" office:value-type="float" office:value="2" calcext:value-type="float">
            <text:p>2</text:p>
          </table:table-cell>
          <table:table-cell table:formula="of:=SUM([.R1:.R5])" office:value-type="float" office:value="2" calcext:value-type="float">
            <text:p>2</text:p>
          </table:table-cell>
          <table:table-cell table:formula="of:=SUM([.S1:.S5])" office:value-type="float" office:value="3" calcext:value-type="float">
            <text:p>3</text:p>
          </table:table-cell>
          <table:table-cell table:formula="of:=SUM([.T1:.T5])" office:value-type="float" office:value="2" calcext:value-type="float">
            <text:p>2</text:p>
          </table:table-cell>
          <table:table-cell table:formula="of:=SUM([.U1:.U5])" office:value-type="float" office:value="2" calcext:value-type="float">
            <text:p>2</text:p>
          </table:table-cell>
          <table:table-cell table:formula="of:=SUM([.V1:.V5])" office:value-type="float" office:value="0" calcext:value-type="float">
            <text:p>0</text:p>
          </table:table-cell>
          <table:table-cell table:formula="of:=SUM([.W1:.W5])" office:value-type="float" office:value="3" calcext:value-type="float">
            <text:p>3</text:p>
          </table:table-cell>
          <table:table-cell table:formula="of:=SUM([.X1:.X5])" office:value-type="float" office:value="4" calcext:value-type="float">
            <text:p>4</text:p>
          </table:table-cell>
          <table:table-cell table:formula="of:=SUM([.Y1:.Y5])" office:value-type="float" office:value="4" calcext:value-type="float">
            <text:p>4</text:p>
          </table:table-cell>
          <table:table-cell table:formula="of:=SUM([.Z1:.Z5])" office:value-type="float" office:value="3" calcext:value-type="float">
            <text:p>3</text:p>
          </table:table-cell>
          <table:table-cell table:formula="of:=SUM([.AA1:.AA5])" office:value-type="float" office:value="3" calcext:value-type="float">
            <text:p>3</text:p>
          </table:table-cell>
          <table:table-cell table:formula="of:=SUM([.AB1:.AB5])" office:value-type="float" office:value="4" calcext:value-type="float">
            <text:p>4</text:p>
          </table:table-cell>
          <table:table-cell table:formula="of:=SUM([.AC1:.AC5])" office:value-type="float" office:value="3" calcext:value-type="float">
            <text:p>3</text:p>
          </table:table-cell>
          <table:table-cell table:formula="of:=SUM([.AD1:.AD5])" office:value-type="float" office:value="4" calcext:value-type="float">
            <text:p>4</text:p>
          </table:table-cell>
          <table:table-cell table:formula="of:=SUM([.AE1:.AE5])" office:value-type="float" office:value="2" calcext:value-type="float">
            <text:p>2</text:p>
          </table:table-cell>
          <table:table-cell table:formula="of:=SUM([.AF1:.AF5])" office:value-type="float" office:value="3" calcext:value-type="float">
            <text:p>3</text:p>
          </table:table-cell>
          <table:table-cell table:formula="of:=SUM([.AG1:.AG5])" office:value-type="float" office:value="3" calcext:value-type="float">
            <text:p>3</text:p>
          </table:table-cell>
          <table:table-cell table:formula="of:=SUM([.AH1:.AH5])" office:value-type="float" office:value="3" calcext:value-type="float">
            <text:p>3</text:p>
          </table:table-cell>
          <table:table-cell table:formula="of:=SUM([.AI1:.AI5])" office:value-type="float" office:value="1" calcext:value-type="float">
            <text:p>1</text:p>
          </table:table-cell>
          <table:table-cell table:formula="of:=SUM([.AJ1:.AJ5])" office:value-type="float" office:value="2" calcext:value-type="float">
            <text:p>2</text:p>
          </table:table-cell>
          <table:table-cell table:formula="of:=SUM([.AK1:.AK5])" office:value-type="float" office:value="3" calcext:value-type="float">
            <text:p>3</text:p>
          </table:table-cell>
          <table:table-cell table:formula="of:=SUM([.AL1:.AL5])" office:value-type="float" office:value="3" calcext:value-type="float">
            <text:p>3</text:p>
          </table:table-cell>
          <table:table-cell table:formula="of:=SUM([.AM1:.AM5])" office:value-type="float" office:value="3" calcext:value-type="float">
            <text:p>3</text:p>
          </table:table-cell>
          <table:table-cell table:formula="of:=SUM([.AN1:.AN5])" office:value-type="float" office:value="4" calcext:value-type="float">
            <text:p>4</text:p>
          </table:table-cell>
          <table:table-cell table:formula="of:=SUM([.AO1:.AO5])" office:value-type="float" office:value="3" calcext:value-type="float">
            <text:p>3</text:p>
          </table:table-cell>
          <table:table-cell table:formula="of:=SUM([.AP1:.AP5])" office:value-type="float" office:value="2" calcext:value-type="float">
            <text:p>2</text:p>
          </table:table-cell>
          <table:table-cell table:formula="of:=SUM([.AQ1:.AQ5])" office:value-type="float" office:value="1" calcext:value-type="float">
            <text:p>1</text:p>
          </table:table-cell>
          <table:table-cell table:formula="of:=SUM([.AR1:.AR5])" office:value-type="float" office:value="3" calcext:value-type="float">
            <text:p>3</text:p>
          </table:table-cell>
          <table:table-cell table:formula="of:=SUM([.AS1:.AS5])" office:value-type="float" office:value="2" calcext:value-type="float">
            <text:p>2</text:p>
          </table:table-cell>
          <table:table-cell table:formula="of:=SUM([.AT1:.AT5])" office:value-type="float" office:value="3" calcext:value-type="float">
            <text:p>3</text:p>
          </table:table-cell>
          <table:table-cell table:formula="of:=SUM([.AU1:.AU5])" office:value-type="float" office:value="2" calcext:value-type="float">
            <text:p>2</text:p>
          </table:table-cell>
          <table:table-cell table:formula="of:=SUM([.AV1:.AV5])" office:value-type="float" office:value="4" calcext:value-type="float">
            <text:p>4</text:p>
          </table:table-cell>
          <table:table-cell table:formula="of:=SUM([.AW1:.AW5])" office:value-type="float" office:value="4" calcext:value-type="float">
            <text:p>4</text:p>
          </table:table-cell>
          <table:table-cell table:formula="of:=SUM([.AX1:.AX5])" office:value-type="float" office:value="1" calcext:value-type="float">
            <text:p>1</text:p>
          </table:table-cell>
          <table:table-cell table:formula="of:=SUM([.AY1:.AY5])" office:value-type="float" office:value="3" calcext:value-type="float">
            <text:p>3</text:p>
          </table:table-cell>
          <table:table-cell table:formula="of:=SUM([.AZ1:.AZ5])" office:value-type="float" office:value="2" calcext:value-type="float">
            <text:p>2</text:p>
          </table:table-cell>
          <table:table-cell table:formula="of:=SUM([.BA1:.BA5])" office:value-type="float" office:value="5" calcext:value-type="float">
            <text:p>5</text:p>
          </table:table-cell>
          <table:table-cell table:formula="of:=SUM([.BB1:.BB5])" office:value-type="float" office:value="3" calcext:value-type="float">
            <text:p>3</text:p>
          </table:table-cell>
          <table:table-cell table:formula="of:=SUM([.BC1:.BC5])" office:value-type="float" office:value="2" calcext:value-type="float">
            <text:p>2</text:p>
          </table:table-cell>
          <table:table-cell table:formula="of:=SUM([.BD1:.BD5])" office:value-type="float" office:value="3" calcext:value-type="float">
            <text:p>3</text:p>
          </table:table-cell>
          <table:table-cell table:formula="of:=SUM([.BE1:.BE5])" office:value-type="float" office:value="1" calcext:value-type="float">
            <text:p>1</text:p>
          </table:table-cell>
          <table:table-cell table:formula="of:=SUM([.BF1:.BF5])" office:value-type="float" office:value="4" calcext:value-type="float">
            <text:p>4</text:p>
          </table:table-cell>
          <table:table-cell table:formula="of:=SUM([.BG1:.BG5])" office:value-type="float" office:value="1" calcext:value-type="float">
            <text:p>1</text:p>
          </table:table-cell>
          <table:table-cell table:formula="of:=SUM([.BH1:.BH5])" office:value-type="float" office:value="2" calcext:value-type="float">
            <text:p>2</text:p>
          </table:table-cell>
          <table:table-cell table:formula="of:=SUM([.BI1:.BI5])" office:value-type="float" office:value="3" calcext:value-type="float">
            <text:p>3</text:p>
          </table:table-cell>
          <table:table-cell table:formula="of:=SUM([.BJ1:.BJ5])" office:value-type="float" office:value="3" calcext:value-type="float">
            <text:p>3</text:p>
          </table:table-cell>
          <table:table-cell table:formula="of:=SUM([.BK1:.BK5])" office:value-type="float" office:value="2" calcext:value-type="float">
            <text:p>2</text:p>
          </table:table-cell>
          <table:table-cell table:formula="of:=SUM([.BL1:.BL5])" office:value-type="float" office:value="1" calcext:value-type="float">
            <text:p>1</text:p>
          </table:table-cell>
          <table:table-cell table:formula="of:=SUM([.BM1:.BM5])" office:value-type="float" office:value="1" calcext:value-type="float">
            <text:p>1</text:p>
          </table:table-cell>
          <table:table-cell table:formula="of:=SUM([.BN1:.BN5])" office:value-type="float" office:value="5" calcext:value-type="float">
            <text:p>5</text:p>
          </table:table-cell>
          <table:table-cell table:formula="of:=SUM([.BO1:.BO5])" office:value-type="float" office:value="4" calcext:value-type="float">
            <text:p>4</text:p>
          </table:table-cell>
          <table:table-cell table:formula="of:=SUM([.BP1:.BP5])" office:value-type="float" office:value="3" calcext:value-type="float">
            <text:p>3</text:p>
          </table:table-cell>
          <table:table-cell table:formula="of:=SUM([.BQ1:.BQ5])" office:value-type="float" office:value="1" calcext:value-type="float">
            <text:p>1</text:p>
          </table:table-cell>
          <table:table-cell table:formula="of:=SUM([.BR1:.BR5])" office:value-type="float" office:value="2" calcext:value-type="float">
            <text:p>2</text:p>
          </table:table-cell>
          <table:table-cell table:formula="of:=MAX([.BS1:.BS60])" office:value-type="float" office:value="2.30148233333333" calcext:value-type="float">
            <text:p>2.30148</text:p>
          </table:table-cell>
          <table:table-cell table:formula="of:=MAX([.BT1:.BT60])" office:value-type="float" office:value="2.48965575" calcext:value-type="float">
            <text:p>2.48966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30"/>
          <table:table-cell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table:number-columns-repeated="13"/>
        </table:table-row>
      </table:table>
      <table:table table:name="Sheet2" table:style-name="ta1">
        <table:shapes>
          <draw:frame draw:z-index="0" draw:style-name="gr1" draw:text-style-name="P1" svg:width="6.2972in" svg:height="3.5429in" svg:x="0.3937in" svg:y="11.6315in">
            <draw:object draw:notify-on-update-of-ranges="Sheet2.BS1:Sheet2.BS15 Sheet2.BT1:Sheet2.BT15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2976in" svg:height="3.5429in" svg:x="7.0976in" svg:y="11.6697in">
            <draw:object draw:notify-on-update-of-ranges="Sheet2.BS16:Sheet2.BS30 Sheet2.BT16:Sheet2.BT30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6.2976in" svg:height="3.5425in" svg:x="13.8937in" svg:y="11.6827in">
            <draw:object draw:notify-on-update-of-ranges="Sheet2.BS31:Sheet2.BS45 Sheet2.BU31:Sheet2.BU45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6.2988in" svg:height="3.5429in" svg:x="20.6874in" svg:y="11.6839in">
            <draw:object draw:notify-on-update-of-ranges="Sheet2.BT46:Sheet2.BT60 Sheet2.BU46:Sheet2.BU60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7.2087in" svg:height="4.4701in" svg:x="10.9709in" svg:y="16.1394in">
            <draw:object draw:notify-on-update-of-ranges="Sheet2.BY88:Sheet2.BY102 Sheet2.BV89:Sheet2.BV89 Sheet2.BZ88:Sheet2.BZ102 Sheet2.BY118:Sheet2.BY132 Sheet2.BV91:Sheet2.BV91 Sheet2.BZ118:Sheet2.BZ132 Sheet2.BY103:Sheet2.BY117 Sheet2.BV90:Sheet2.BV90 Sheet2.BZ103:Sheet2.BZ117 Sheet2.BY133:Sheet2.BY147 Sheet2.BV92:Sheet2.BV92 Sheet2.BZ133:Sheet2.BZ147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5" table:number-columns-repeated="70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number-columns-repeated="2" table:default-cell-style-name="Default"/>
        <table:table-column table:style-name="co7" table:default-cell-style-name="Default"/>
        <table:table-column table:style-name="co9" table:default-cell-style-name="Default"/>
        <table:table-column table:style-name="co10" table:default-cell-style-name="Default"/>
        <table:table-column table:style-name="co5" table:number-columns-repeated="945" table:default-cell-style-name="Default"/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7600325" calcext:value-type="float">
            <text:p>2.276</text:p>
          </table:table-cell>
          <table:table-cell office:value-type="float" office:value="2.34863158333333" calcext:value-type="float">
            <text:p>2.34863</text:p>
          </table:table-cell>
          <table:table-cell office:value-type="float" office:value="3.583216" calcext:value-type="float">
            <text:p>3.58322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AVERAGE([.BS1:.BS15])" office:value-type="float" office:value="2.21421963888889" calcext:value-type="float">
            <text:p>2.21422</text:p>
          </table:table-cell>
          <table:table-cell table:formula="of:=AVERAGE([.BT1:.BT15])" office:value-type="float" office:value="2.30916819444444" calcext:value-type="float">
            <text:p>2.30917</text:p>
          </table:table-cell>
          <table:table-cell table:formula="of:=AVERAGE([.BU1:.BU15])" office:value-type="float" office:value="3.5563868" calcext:value-type="float">
            <text:p>3.55639</text:p>
          </table:table-cell>
          <table:table-cell table:number-columns-repeated="945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26373025" calcext:value-type="float">
            <text:p>2.26373</text:p>
          </table:table-cell>
          <table:table-cell office:value-type="float" office:value="2.35585733333333" calcext:value-type="float">
            <text:p>2.35586</text:p>
          </table:table-cell>
          <table:table-cell office:value-type="float" office:value="4.084045" calcext:value-type="float">
            <text:p>4.08405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AVERAGE([.BS1:.BS5])" office:value-type="float" office:value="2.25450893333333" calcext:value-type="float">
            <text:p>2.25451</text:p>
          </table:table-cell>
          <table:table-cell table:formula="of:=AVERAGE([.BT1:.BT5])" office:value-type="float" office:value="2.33710901666667" calcext:value-type="float">
            <text:p>2.33711</text:p>
          </table:table-cell>
          <table:table-cell table:formula="of:=AVERAGE([.BU1:.BU5])" office:value-type="float" office:value="3.7495446" calcext:value-type="float">
            <text:p>3.74954</text:p>
          </table:table-cell>
          <table:table-cell table:number-columns-repeated="945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4870891666667" calcext:value-type="float">
            <text:p>2.24871</text:p>
          </table:table-cell>
          <table:table-cell office:value-type="float" office:value="2.40081016666667" calcext:value-type="float">
            <text:p>2.40081</text:p>
          </table:table-cell>
          <table:table-cell office:value-type="float" office:value="4.123486" calcext:value-type="float">
            <text:p>4.12349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0" calcext:value-type="float">
            <text:p>0</text:p>
          </table:table-cell>
          <table:table-cell table:number-columns-repeated="949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24477875" calcext:value-type="float">
            <text:p>2.24478</text:p>
          </table:table-cell>
          <table:table-cell office:value-type="float" office:value="2.26315875" calcext:value-type="float">
            <text:p>2.26316</text:p>
          </table:table-cell>
          <table:table-cell office:value-type="float" office:value="3.316656" calcext:value-type="float">
            <text:p>3.31666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0" calcext:value-type="float">
            <text:p>0</text:p>
          </table:table-cell>
          <table:table-cell table:number-columns-repeated="94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393235" calcext:value-type="float">
            <text:p>2.23932</text:p>
          </table:table-cell>
          <table:table-cell office:value-type="float" office:value="2.31708725" calcext:value-type="float">
            <text:p>2.31709</text:p>
          </table:table-cell>
          <table:table-cell office:value-type="float" office:value="3.64032" calcext:value-type="float">
            <text:p>3.64032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0" calcext:value-type="float">
            <text:p>0</text:p>
          </table:table-cell>
          <table:table-cell table:number-columns-repeated="949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.23917116666667" calcext:value-type="float">
            <text:p>2.23917</text:p>
          </table:table-cell>
          <table:table-cell office:value-type="float" office:value="2.288097" calcext:value-type="float">
            <text:p>2.2881</text:p>
          </table:table-cell>
          <table:table-cell office:value-type="float" office:value="3.678824" calcext:value-type="float">
            <text:p>3.67882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0" calcext:value-type="float">
            <text:p>0</text:p>
          </table:table-cell>
          <table:table-cell table:number-columns-repeated="94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2105933333333" calcext:value-type="float">
            <text:p>2.22106</text:p>
          </table:table-cell>
          <table:table-cell office:value-type="float" office:value="2.32834058333333" calcext:value-type="float">
            <text:p>2.32834</text:p>
          </table:table-cell>
          <table:table-cell office:value-type="float" office:value="3.779942" calcext:value-type="float">
            <text:p>3.77994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0" calcext:value-type="float">
            <text:p>0</text:p>
          </table:table-cell>
          <table:table-cell table:number-columns-repeated="949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1318941666667" calcext:value-type="float">
            <text:p>2.21319</text:p>
          </table:table-cell>
          <table:table-cell office:value-type="float" office:value="2.35921191666667" calcext:value-type="float">
            <text:p>2.35921</text:p>
          </table:table-cell>
          <table:table-cell office:value-type="float" office:value="3.863038" calcext:value-type="float">
            <text:p>3.86304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0" calcext:value-type="float">
            <text:p>0</text:p>
          </table:table-cell>
          <table:table-cell table:number-columns-repeated="94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0982791666667" calcext:value-type="float">
            <text:p>2.20983</text:p>
          </table:table-cell>
          <table:table-cell office:value-type="float" office:value="2.17917333333333" calcext:value-type="float">
            <text:p>2.17917</text:p>
          </table:table-cell>
          <table:table-cell office:value-type="float" office:value="3.247683" calcext:value-type="float">
            <text:p>3.24768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0" calcext:value-type="float">
            <text:p>0</text:p>
          </table:table-cell>
          <table:table-cell table:number-columns-repeated="94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0238333333333" calcext:value-type="float">
            <text:p>2.20238</text:p>
          </table:table-cell>
          <table:table-cell office:value-type="float" office:value="2.22391125" calcext:value-type="float">
            <text:p>2.22391</text:p>
          </table:table-cell>
          <table:table-cell office:value-type="float" office:value="3.333634" calcext:value-type="float">
            <text:p>3.33363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0" calcext:value-type="float">
            <text:p>0</text:p>
          </table:table-cell>
          <table:table-cell table:number-columns-repeated="94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19552733333333" calcext:value-type="float">
            <text:p>2.19553</text:p>
          </table:table-cell>
          <table:table-cell office:value-type="float" office:value="2.35404441666667" calcext:value-type="float">
            <text:p>2.35404</text:p>
          </table:table-cell>
          <table:table-cell office:value-type="float" office:value="3.458736" calcext:value-type="float">
            <text:p>3.45874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0" calcext:value-type="float">
            <text:p>0</text:p>
          </table:table-cell>
          <table:table-cell table:number-columns-repeated="949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9412475" calcext:value-type="float">
            <text:p>2.19412</text:p>
          </table:table-cell>
          <table:table-cell office:value-type="float" office:value="2.31569183333333" calcext:value-type="float">
            <text:p>2.31569</text:p>
          </table:table-cell>
          <table:table-cell office:value-type="float" office:value="4.007107" calcext:value-type="float">
            <text:p>4.00711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0" calcext:value-type="float">
            <text:p>0</text:p>
          </table:table-cell>
          <table:table-cell table:number-columns-repeated="949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6971008333333" calcext:value-type="float">
            <text:p>2.16971</text:p>
          </table:table-cell>
          <table:table-cell office:value-type="float" office:value="2.21887175" calcext:value-type="float">
            <text:p>2.21887</text:p>
          </table:table-cell>
          <table:table-cell office:value-type="float" office:value="2.928094" calcext:value-type="float">
            <text:p>2.92809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0" calcext:value-type="float">
            <text:p>0</text:p>
          </table:table-cell>
          <table:table-cell table:number-columns-repeated="94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16582666666667" calcext:value-type="float">
            <text:p>2.16583</text:p>
          </table:table-cell>
          <table:table-cell office:value-type="float" office:value="2.30569625" calcext:value-type="float">
            <text:p>2.3057</text:p>
          </table:table-cell>
          <table:table-cell office:value-type="float" office:value="3.093992" calcext:value-type="float">
            <text:p>3.09399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0" calcext:value-type="float">
            <text:p>0</text:p>
          </table:table-cell>
          <table:table-cell table:number-columns-repeated="949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12992991666667" calcext:value-type="float">
            <text:p>2.12993</text:p>
          </table:table-cell>
          <table:table-cell office:value-type="float" office:value="2.3789395" calcext:value-type="float">
            <text:p>2.37894</text:p>
          </table:table-cell>
          <table:table-cell office:value-type="float" office:value="3.207029" calcext:value-type="float">
            <text:p>3.20703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0" calcext:value-type="float">
            <text:p>0</text:p>
          </table:table-cell>
          <table:table-cell table:number-columns-repeated="94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9758641666667" calcext:value-type="float">
            <text:p>2.29759</text:p>
          </table:table-cell>
          <table:table-cell office:value-type="float" office:value="2.39687266666667" calcext:value-type="float">
            <text:p>2.39687</text:p>
          </table:table-cell>
          <table:table-cell office:value-type="float" office:value="4.415458" calcext:value-type="float">
            <text:p>4.41546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1" calcext:value-type="float">
            <text:p>1</text:p>
          </table:table-cell>
          <table:table-cell/>
          <table:table-cell table:formula="of:=AVERAGE([.BS16:.BS30])" office:value-type="float" office:value="2.22085470555555" calcext:value-type="float">
            <text:p>2.22085</text:p>
          </table:table-cell>
          <table:table-cell table:formula="of:=AVERAGE([.BT16:.BT30])" office:value-type="float" office:value="2.31562242777778" calcext:value-type="float">
            <text:p>2.31562</text:p>
          </table:table-cell>
          <table:table-cell table:formula="of:=AVERAGE([.BU16:.BU30])" office:value-type="float" office:value="3.626033" calcext:value-type="float">
            <text:p>3.62603</text:p>
          </table:table-cell>
          <table:table-cell table:number-columns-repeated="94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6595641666667" calcext:value-type="float">
            <text:p>2.26596</text:p>
          </table:table-cell>
          <table:table-cell office:value-type="float" office:value="2.38511808333333" calcext:value-type="float">
            <text:p>2.38512</text:p>
          </table:table-cell>
          <table:table-cell office:value-type="float" office:value="3.597228" calcext:value-type="float">
            <text:p>3.59723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1" calcext:value-type="float">
            <text:p>1</text:p>
          </table:table-cell>
          <table:table-cell/>
          <table:table-cell table:formula="of:=AVERAGE([.BS16:.BS20])" office:value-type="float" office:value="2.26212845" calcext:value-type="float">
            <text:p>2.26213</text:p>
          </table:table-cell>
          <table:table-cell table:formula="of:=AVERAGE([.BT16:.BT20])" office:value-type="float" office:value="2.33614645" calcext:value-type="float">
            <text:p>2.33615</text:p>
          </table:table-cell>
          <table:table-cell table:formula="of:=AVERAGE([.BU16:.BU20])" office:value-type="float" office:value="3.9312648" calcext:value-type="float">
            <text:p>3.93126</text:p>
          </table:table-cell>
          <table:table-cell table:number-columns-repeated="94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5531525" calcext:value-type="float">
            <text:p>2.25532</text:p>
          </table:table-cell>
          <table:table-cell office:value-type="float" office:value="2.31613566666667" calcext:value-type="float">
            <text:p>2.31614</text:p>
          </table:table-cell>
          <table:table-cell office:value-type="float" office:value="3.900053" calcext:value-type="float">
            <text:p>3.90005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1" calcext:value-type="float">
            <text:p>1</text:p>
          </table:table-cell>
          <table:table-cell table:number-columns-repeated="94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4621675" calcext:value-type="float">
            <text:p>2.24622</text:p>
          </table:table-cell>
          <table:table-cell office:value-type="float" office:value="2.32223966666667" calcext:value-type="float">
            <text:p>2.32224</text:p>
          </table:table-cell>
          <table:table-cell office:value-type="float" office:value="3.909854" calcext:value-type="float">
            <text:p>3.90985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1" calcext:value-type="float">
            <text:p>1</text:p>
          </table:table-cell>
          <table:table-cell table:number-columns-repeated="949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2.24556741666667" calcext:value-type="float">
            <text:p>2.24557</text:p>
          </table:table-cell>
          <table:table-cell office:value-type="float" office:value="2.26036616666667" calcext:value-type="float">
            <text:p>2.26037</text:p>
          </table:table-cell>
          <table:table-cell office:value-type="float" office:value="3.833731" calcext:value-type="float">
            <text:p>3.83373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1" calcext:value-type="float">
            <text:p>1</text:p>
          </table:table-cell>
          <table:table-cell table:number-columns-repeated="949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3613616666667" calcext:value-type="float">
            <text:p>2.23614</text:p>
          </table:table-cell>
          <table:table-cell office:value-type="float" office:value="2.48965575" calcext:value-type="float">
            <text:p>2.48966</text:p>
          </table:table-cell>
          <table:table-cell office:value-type="float" office:value="4.59422" calcext:value-type="float">
            <text:p>4.59422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1" calcext:value-type="float">
            <text:p>1</text:p>
          </table:table-cell>
          <table:table-cell table:number-columns-repeated="949"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2.23198733333333" calcext:value-type="float">
            <text:p>2.23199</text:p>
          </table:table-cell>
          <table:table-cell office:value-type="float" office:value="2.2575715" calcext:value-type="float">
            <text:p>2.25757</text:p>
          </table:table-cell>
          <table:table-cell office:value-type="float" office:value="3.622948" calcext:value-type="float">
            <text:p>3.62295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1" calcext:value-type="float">
            <text:p>1</text:p>
          </table:table-cell>
          <table:table-cell table:number-columns-repeated="94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2878858333333" calcext:value-type="float">
            <text:p>2.22879</text:p>
          </table:table-cell>
          <table:table-cell office:value-type="float" office:value="2.39034691666667" calcext:value-type="float">
            <text:p>2.39035</text:p>
          </table:table-cell>
          <table:table-cell office:value-type="float" office:value="3.959415" calcext:value-type="float">
            <text:p>3.95942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1" calcext:value-type="float">
            <text:p>1</text:p>
          </table:table-cell>
          <table:table-cell table:number-columns-repeated="949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22196275" calcext:value-type="float">
            <text:p>2.22196</text:p>
          </table:table-cell>
          <table:table-cell office:value-type="float" office:value="2.31298608333333" calcext:value-type="float">
            <text:p>2.31299</text:p>
          </table:table-cell>
          <table:table-cell office:value-type="float" office:value="3.678679" calcext:value-type="float">
            <text:p>3.67868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1" calcext:value-type="float">
            <text:p>1</text:p>
          </table:table-cell>
          <table:table-cell table:number-columns-repeated="94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0806358333333" calcext:value-type="float">
            <text:p>2.20806</text:p>
          </table:table-cell>
          <table:table-cell office:value-type="float" office:value="2.223049" calcext:value-type="float">
            <text:p>2.22305</text:p>
          </table:table-cell>
          <table:table-cell office:value-type="float" office:value="2.863702" calcext:value-type="float">
            <text:p>2.8637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1" calcext:value-type="float">
            <text:p>1</text:p>
          </table:table-cell>
          <table:table-cell table:number-columns-repeated="949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19304025" calcext:value-type="float">
            <text:p>2.19304</text:p>
          </table:table-cell>
          <table:table-cell office:value-type="float" office:value="2.29680316666667" calcext:value-type="float">
            <text:p>2.2968</text:p>
          </table:table-cell>
          <table:table-cell office:value-type="float" office:value="3.135992" calcext:value-type="float">
            <text:p>3.13599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1" calcext:value-type="float">
            <text:p>1</text:p>
          </table:table-cell>
          <table:table-cell table:number-columns-repeated="94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19277825" calcext:value-type="float">
            <text:p>2.19278</text:p>
          </table:table-cell>
          <table:table-cell office:value-type="float" office:value="2.36701575" calcext:value-type="float">
            <text:p>2.36702</text:p>
          </table:table-cell>
          <table:table-cell office:value-type="float" office:value="3.54642" calcext:value-type="float">
            <text:p>3.54642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1" calcext:value-type="float">
            <text:p>1</text:p>
          </table:table-cell>
          <table:table-cell table:number-columns-repeated="949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865675" calcext:value-type="float">
            <text:p>2.18657</text:p>
          </table:table-cell>
          <table:table-cell office:value-type="float" office:value="2.23754" calcext:value-type="float">
            <text:p>2.23754</text:p>
          </table:table-cell>
          <table:table-cell office:value-type="float" office:value="3.070878" calcext:value-type="float">
            <text:p>3.07088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1" calcext:value-type="float">
            <text:p>1</text:p>
          </table:table-cell>
          <table:table-cell table:number-columns-repeated="949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18029033333333" calcext:value-type="float">
            <text:p>2.18029</text:p>
          </table:table-cell>
          <table:table-cell office:value-type="float" office:value="2.28915866666667" calcext:value-type="float">
            <text:p>2.28916</text:p>
          </table:table-cell>
          <table:table-cell office:value-type="float" office:value="3.261429" calcext:value-type="float">
            <text:p>3.26143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1" calcext:value-type="float">
            <text:p>1</text:p>
          </table:table-cell>
          <table:table-cell table:number-columns-repeated="949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2256358333333" calcext:value-type="float">
            <text:p>2.12256</text:p>
          </table:table-cell>
          <table:table-cell office:value-type="float" office:value="2.18947733333333" calcext:value-type="float">
            <text:p>2.18948</text:p>
          </table:table-cell>
          <table:table-cell office:value-type="float" office:value="3.000488" calcext:value-type="float">
            <text:p>3.00049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1" calcext:value-type="float">
            <text:p>1</text:p>
          </table:table-cell>
          <table:table-cell table:number-columns-repeated="94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.29498741666667" calcext:value-type="float">
            <text:p>2.29499</text:p>
          </table:table-cell>
          <table:table-cell office:value-type="float" office:value="2.24476116666667" calcext:value-type="float">
            <text:p>2.24476</text:p>
          </table:table-cell>
          <table:table-cell office:value-type="float" office:value="3.952912" calcext:value-type="float">
            <text:p>3.95291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2" calcext:value-type="float">
            <text:p>2</text:p>
          </table:table-cell>
          <table:table-cell/>
          <table:table-cell table:formula="of:=AVERAGE([.BS31:.BS45])" office:value-type="float" office:value="2.22119168333333" calcext:value-type="float">
            <text:p>2.22119</text:p>
          </table:table-cell>
          <table:table-cell table:formula="of:=AVERAGE([.BT31:.BT45])" office:value-type="float" office:value="2.29269990555556" calcext:value-type="float">
            <text:p>2.2927</text:p>
          </table:table-cell>
          <table:table-cell table:formula="of:=AVERAGE([.BU31:.BU45])" office:value-type="float" office:value="3.53980406666667" calcext:value-type="float">
            <text:p>3.5398</text:p>
          </table:table-cell>
          <table:table-cell table:number-columns-repeated="9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28647525" calcext:value-type="float">
            <text:p>2.28648</text:p>
          </table:table-cell>
          <table:table-cell office:value-type="float" office:value="2.4558265" calcext:value-type="float">
            <text:p>2.45583</text:p>
          </table:table-cell>
          <table:table-cell office:value-type="float" office:value="4.382277" calcext:value-type="float">
            <text:p>4.38228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2" calcext:value-type="float">
            <text:p>2</text:p>
          </table:table-cell>
          <table:table-cell/>
          <table:table-cell table:formula="of:=AVERAGE([.BS31:.BS35])" office:value-type="float" office:value="2.26849205" calcext:value-type="float">
            <text:p>2.26849</text:p>
          </table:table-cell>
          <table:table-cell table:formula="of:=AVERAGE([.BT31:.BT35])" office:value-type="float" office:value="2.31656721666667" calcext:value-type="float">
            <text:p>2.31657</text:p>
          </table:table-cell>
          <table:table-cell table:formula="of:=AVERAGE([.BU31:.BU35])" office:value-type="float" office:value="3.8227538" calcext:value-type="float">
            <text:p>3.82275</text:p>
          </table:table-cell>
          <table:table-cell table:number-columns-repeated="945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8492183333333" calcext:value-type="float">
            <text:p>2.28492</text:p>
          </table:table-cell>
          <table:table-cell office:value-type="float" office:value="2.28530433333333" calcext:value-type="float">
            <text:p>2.2853</text:p>
          </table:table-cell>
          <table:table-cell office:value-type="float" office:value="4.00691" calcext:value-type="float">
            <text:p>4.00691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2" calcext:value-type="float">
            <text:p>2</text:p>
          </table:table-cell>
          <table:table-cell table:number-columns-repeated="94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3941475" calcext:value-type="float">
            <text:p>2.23941</text:p>
          </table:table-cell>
          <table:table-cell office:value-type="float" office:value="2.35306683333333" calcext:value-type="float">
            <text:p>2.35307</text:p>
          </table:table-cell>
          <table:table-cell office:value-type="float" office:value="3.28087" calcext:value-type="float">
            <text:p>3.28087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2" calcext:value-type="float">
            <text:p>2</text:p>
          </table:table-cell>
          <table:table-cell table:number-columns-repeated="949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36661" calcext:value-type="float">
            <text:p>2.23666</text:p>
          </table:table-cell>
          <table:table-cell office:value-type="float" office:value="2.24387725" calcext:value-type="float">
            <text:p>2.24388</text:p>
          </table:table-cell>
          <table:table-cell office:value-type="float" office:value="3.4908" calcext:value-type="float">
            <text:p>3.4908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2" calcext:value-type="float">
            <text:p>2</text:p>
          </table:table-cell>
          <table:table-cell table:number-columns-repeated="949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3369433333333" calcext:value-type="float">
            <text:p>2.23369</text:p>
          </table:table-cell>
          <table:table-cell office:value-type="float" office:value="2.43464141666667" calcext:value-type="float">
            <text:p>2.43464</text:p>
          </table:table-cell>
          <table:table-cell office:value-type="float" office:value="3.948375" calcext:value-type="float">
            <text:p>3.94838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2" calcext:value-type="float">
            <text:p>2</text:p>
          </table:table-cell>
          <table:table-cell table:number-columns-repeated="949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1836883333333" calcext:value-type="float">
            <text:p>2.21837</text:p>
          </table:table-cell>
          <table:table-cell office:value-type="float" office:value="2.25757841666667" calcext:value-type="float">
            <text:p>2.25758</text:p>
          </table:table-cell>
          <table:table-cell office:value-type="float" office:value="3.43707" calcext:value-type="float">
            <text:p>3.43707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2" calcext:value-type="float">
            <text:p>2</text:p>
          </table:table-cell>
          <table:table-cell table:number-columns-repeated="94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1102666666667" calcext:value-type="float">
            <text:p>2.21103</text:p>
          </table:table-cell>
          <table:table-cell office:value-type="float" office:value="2.30477125" calcext:value-type="float">
            <text:p>2.30477</text:p>
          </table:table-cell>
          <table:table-cell office:value-type="float" office:value="3.289082" calcext:value-type="float">
            <text:p>3.28908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2" calcext:value-type="float">
            <text:p>2</text:p>
          </table:table-cell>
          <table:table-cell table:number-columns-repeated="949"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0839733333333" calcext:value-type="float">
            <text:p>2.2084</text:p>
          </table:table-cell>
          <table:table-cell office:value-type="float" office:value="2.30259816666667" calcext:value-type="float">
            <text:p>2.3026</text:p>
          </table:table-cell>
          <table:table-cell office:value-type="float" office:value="3.889611" calcext:value-type="float">
            <text:p>3.88961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2" calcext:value-type="float">
            <text:p>2</text:p>
          </table:table-cell>
          <table:table-cell table:number-columns-repeated="94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20546125" calcext:value-type="float">
            <text:p>2.20546</text:p>
          </table:table-cell>
          <table:table-cell office:value-type="float" office:value="2.34923208333333" calcext:value-type="float">
            <text:p>2.34923</text:p>
          </table:table-cell>
          <table:table-cell office:value-type="float" office:value="3.61222" calcext:value-type="float">
            <text:p>3.61222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2" calcext:value-type="float">
            <text:p>2</text:p>
          </table:table-cell>
          <table:table-cell table:number-columns-repeated="94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2.19740983333333" calcext:value-type="float">
            <text:p>2.19741</text:p>
          </table:table-cell>
          <table:table-cell office:value-type="float" office:value="2.22209358333333" calcext:value-type="float">
            <text:p>2.22209</text:p>
          </table:table-cell>
          <table:table-cell office:value-type="float" office:value="3.277415" calcext:value-type="float">
            <text:p>3.27742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2" calcext:value-type="float">
            <text:p>2</text:p>
          </table:table-cell>
          <table:table-cell table:number-columns-repeated="94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19475741666667" calcext:value-type="float">
            <text:p>2.19476</text:p>
          </table:table-cell>
          <table:table-cell office:value-type="float" office:value="2.38378533333333" calcext:value-type="float">
            <text:p>2.38379</text:p>
          </table:table-cell>
          <table:table-cell office:value-type="float" office:value="3.945606" calcext:value-type="float">
            <text:p>3.94561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2" calcext:value-type="float">
            <text:p>2</text:p>
          </table:table-cell>
          <table:table-cell table:number-columns-repeated="949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8528" calcext:value-type="float">
            <text:p>2.18528</text:p>
          </table:table-cell>
          <table:table-cell office:value-type="float" office:value="2.26570916666667" calcext:value-type="float">
            <text:p>2.26571</text:p>
          </table:table-cell>
          <table:table-cell office:value-type="float" office:value="3.163814" calcext:value-type="float">
            <text:p>3.16381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2" calcext:value-type="float">
            <text:p>2</text:p>
          </table:table-cell>
          <table:table-cell table:number-columns-repeated="949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7968325" calcext:value-type="float">
            <text:p>2.17968</text:p>
          </table:table-cell>
          <table:table-cell office:value-type="float" office:value="2.1677995" calcext:value-type="float">
            <text:p>2.1678</text:p>
          </table:table-cell>
          <table:table-cell office:value-type="float" office:value="2.832399" calcext:value-type="float">
            <text:p>2.8324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2" calcext:value-type="float">
            <text:p>2</text:p>
          </table:table-cell>
          <table:table-cell table:number-columns-repeated="94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14133608333333" calcext:value-type="float">
            <text:p>2.14134</text:p>
          </table:table-cell>
          <table:table-cell office:value-type="float" office:value="2.11945358333333" calcext:value-type="float">
            <text:p>2.11945</text:p>
          </table:table-cell>
          <table:table-cell office:value-type="float" office:value="2.5877" calcext:value-type="float">
            <text:p>2.5877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2" calcext:value-type="float">
            <text:p>2</text:p>
          </table:table-cell>
          <table:table-cell table:number-columns-repeated="94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6141175" calcext:value-type="float">
            <text:p>2.26141</text:p>
          </table:table-cell>
          <table:table-cell office:value-type="float" office:value="2.44064591666667" calcext:value-type="float">
            <text:p>2.44065</text:p>
          </table:table-cell>
          <table:table-cell office:value-type="float" office:value="4.221194" calcext:value-type="float">
            <text:p>4.22119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([.BS46:.BS60])" office:value-type="float" office:value="2.21034748888889" calcext:value-type="float">
            <text:p>2.21035</text:p>
          </table:table-cell>
          <table:table-cell table:formula="of:=AVERAGE([.BT46:.BT60])" office:value-type="float" office:value="2.27241951666667" calcext:value-type="float">
            <text:p>2.27242</text:p>
          </table:table-cell>
          <table:table-cell table:formula="of:=AVERAGE([.BU46:.BU60])" office:value-type="float" office:value="3.35759046666667" calcext:value-type="float">
            <text:p>3.35759</text:p>
          </table:table-cell>
          <table:table-cell table:number-columns-repeated="945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2016316666667" calcext:value-type="float">
            <text:p>2.22016</text:p>
          </table:table-cell>
          <table:table-cell office:value-type="float" office:value="2.40884066666667" calcext:value-type="float">
            <text:p>2.40884</text:p>
          </table:table-cell>
          <table:table-cell office:value-type="float" office:value="3.700021" calcext:value-type="float">
            <text:p>3.70002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([.BS46:.BS50])" office:value-type="float" office:value="2.21430288333334" calcext:value-type="float">
            <text:p>2.2143</text:p>
          </table:table-cell>
          <table:table-cell table:formula="of:=AVERAGE([.BT46:.BT50])" office:value-type="float" office:value="2.3735263" calcext:value-type="float">
            <text:p>2.37353</text:p>
          </table:table-cell>
          <table:table-cell table:formula="of:=AVERAGE([.BU46:.BU50])" office:value-type="float" office:value="3.6214936" calcext:value-type="float">
            <text:p>3.62149</text:p>
          </table:table-cell>
          <table:table-cell table:number-columns-repeated="94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21018041666667" calcext:value-type="float">
            <text:p>2.21018</text:p>
          </table:table-cell>
          <table:table-cell office:value-type="float" office:value="2.36359375" calcext:value-type="float">
            <text:p>2.36359</text:p>
          </table:table-cell>
          <table:table-cell office:value-type="float" office:value="3.698144" calcext:value-type="float">
            <text:p>3.69814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3" calcext:value-type="float">
            <text:p>3</text:p>
          </table:table-cell>
          <table:table-cell table:number-columns-repeated="949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3105866666667" calcext:value-type="float">
            <text:p>2.23106</text:p>
          </table:table-cell>
          <table:table-cell office:value-type="float" office:value="2.3323845" calcext:value-type="float">
            <text:p>2.33238</text:p>
          </table:table-cell>
          <table:table-cell office:value-type="float" office:value="3.073268" calcext:value-type="float">
            <text:p>3.07327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3" calcext:value-type="float">
            <text:p>3</text:p>
          </table:table-cell>
          <table:table-cell table:number-columns-repeated="94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4870041666667" calcext:value-type="float">
            <text:p>2.1487</text:p>
          </table:table-cell>
          <table:table-cell office:value-type="float" office:value="2.32216666666667" calcext:value-type="float">
            <text:p>2.32217</text:p>
          </table:table-cell>
          <table:table-cell office:value-type="float" office:value="3.414841" calcext:value-type="float">
            <text:p>3.41484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3" calcext:value-type="float">
            <text:p>3</text:p>
          </table:table-cell>
          <table:table-cell table:number-columns-repeated="949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.21629891666667" calcext:value-type="float">
            <text:p>2.2163</text:p>
          </table:table-cell>
          <table:table-cell office:value-type="float" office:value="2.2999385" calcext:value-type="float">
            <text:p>2.29994</text:p>
          </table:table-cell>
          <table:table-cell office:value-type="float" office:value="3.276623" calcext:value-type="float">
            <text:p>3.27662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3" calcext:value-type="float">
            <text:p>3</text:p>
          </table:table-cell>
          <table:table-cell table:number-columns-repeated="94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23180225" calcext:value-type="float">
            <text:p>2.2318</text:p>
          </table:table-cell>
          <table:table-cell office:value-type="float" office:value="2.29800641666667" calcext:value-type="float">
            <text:p>2.29801</text:p>
          </table:table-cell>
          <table:table-cell office:value-type="float" office:value="3.542951" calcext:value-type="float">
            <text:p>3.54295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3" calcext:value-type="float">
            <text:p>3</text:p>
          </table:table-cell>
          <table:table-cell table:number-columns-repeated="94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30148233333333" calcext:value-type="float">
            <text:p>2.30148</text:p>
          </table:table-cell>
          <table:table-cell office:value-type="float" office:value="2.29261316666667" calcext:value-type="float">
            <text:p>2.29261</text:p>
          </table:table-cell>
          <table:table-cell office:value-type="float" office:value="4.009707" calcext:value-type="float">
            <text:p>4.00971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3" calcext:value-type="float">
            <text:p>3</text:p>
          </table:table-cell>
          <table:table-cell table:number-columns-repeated="94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1999935" calcext:value-type="float">
            <text:p>2.19999</text:p>
          </table:table-cell>
          <table:table-cell office:value-type="float" office:value="2.27823391666667" calcext:value-type="float">
            <text:p>2.27823</text:p>
          </table:table-cell>
          <table:table-cell office:value-type="float" office:value="3.676094" calcext:value-type="float">
            <text:p>3.67609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3" calcext:value-type="float">
            <text:p>3</text:p>
          </table:table-cell>
          <table:table-cell table:number-columns-repeated="949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18878825" calcext:value-type="float">
            <text:p>2.18879</text:p>
          </table:table-cell>
          <table:table-cell office:value-type="float" office:value="2.21505491666667" calcext:value-type="float">
            <text:p>2.21505</text:p>
          </table:table-cell>
          <table:table-cell office:value-type="float" office:value="3.10949" calcext:value-type="float">
            <text:p>3.10949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3" calcext:value-type="float">
            <text:p>3</text:p>
          </table:table-cell>
          <table:table-cell table:number-columns-repeated="949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17910983333333" calcext:value-type="float">
            <text:p>2.17911</text:p>
          </table:table-cell>
          <table:table-cell office:value-type="float" office:value="2.20119358333333" calcext:value-type="float">
            <text:p>2.20119</text:p>
          </table:table-cell>
          <table:table-cell office:value-type="float" office:value="2.983883" calcext:value-type="float">
            <text:p>2.98388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3" calcext:value-type="float">
            <text:p>3</text:p>
          </table:table-cell>
          <table:table-cell table:number-columns-repeated="94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9201883333333" calcext:value-type="float">
            <text:p>2.19202</text:p>
          </table:table-cell>
          <table:table-cell office:value-type="float" office:value="2.19365966666667" calcext:value-type="float">
            <text:p>2.19366</text:p>
          </table:table-cell>
          <table:table-cell office:value-type="float" office:value="3.019353" calcext:value-type="float">
            <text:p>3.01935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3" calcext:value-type="float">
            <text:p>3</text:p>
          </table:table-cell>
          <table:table-cell table:number-columns-repeated="949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2636775" calcext:value-type="float">
            <text:p>2.26368</text:p>
          </table:table-cell>
          <table:table-cell office:value-type="float" office:value="2.18105416666667" calcext:value-type="float">
            <text:p>2.18105</text:p>
          </table:table-cell>
          <table:table-cell office:value-type="float" office:value="3.361244" calcext:value-type="float">
            <text:p>3.36124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3" calcext:value-type="float">
            <text:p>3</text:p>
          </table:table-cell>
          <table:table-cell table:number-columns-repeated="94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7014758333333" calcext:value-type="float">
            <text:p>2.17015</text:p>
          </table:table-cell>
          <table:table-cell office:value-type="float" office:value="2.14400966666667" calcext:value-type="float">
            <text:p>2.14401</text:p>
          </table:table-cell>
          <table:table-cell office:value-type="float" office:value="2.739099" calcext:value-type="float">
            <text:p>2.7391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3" calcext:value-type="float">
            <text:p>3</text:p>
          </table:table-cell>
          <table:table-cell table:number-columns-repeated="949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14037891666667" calcext:value-type="float">
            <text:p>2.14038</text:p>
          </table:table-cell>
          <table:table-cell office:value-type="float" office:value="2.11489725" calcext:value-type="float">
            <text:p>2.1149</text:p>
          </table:table-cell>
          <table:table-cell office:value-type="float" office:value="2.537945" calcext:value-type="float">
            <text:p>2.53795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3" calcext:value-type="float">
            <text:p>3</text:p>
          </table:table-cell>
          <table:table-cell table:number-columns-repeated="949"/>
        </table:table-row>
        <table:table-row table:style-name="ro1">
          <table:table-cell table:formula="of:=SUM([.A1:.A5])" office:value-type="float" office:value="4" calcext:value-type="float">
            <text:p>4</text:p>
          </table:table-cell>
          <table:table-cell table:formula="of:=SUM([.B1:.B5])" office:value-type="float" office:value="3" calcext:value-type="float">
            <text:p>3</text:p>
          </table:table-cell>
          <table:table-cell table:formula="of:=SUM([.C1:.C5])" office:value-type="float" office:value="3" calcext:value-type="float">
            <text:p>3</text:p>
          </table:table-cell>
          <table:table-cell table:formula="of:=SUM([.D1:.D5])" office:value-type="float" office:value="1" calcext:value-type="float">
            <text:p>1</text:p>
          </table:table-cell>
          <table:table-cell table:formula="of:=SUM([.E1:.E5])" office:value-type="float" office:value="2" calcext:value-type="float">
            <text:p>2</text:p>
          </table:table-cell>
          <table:table-cell table:formula="of:=SUM([.F1:.F5])" office:value-type="float" office:value="3" calcext:value-type="float">
            <text:p>3</text:p>
          </table:table-cell>
          <table:table-cell table:formula="of:=SUM([.G1:.G5])" office:value-type="float" office:value="4" calcext:value-type="float">
            <text:p>4</text:p>
          </table:table-cell>
          <table:table-cell table:formula="of:=SUM([.H1:.H5])" office:value-type="float" office:value="3" calcext:value-type="float">
            <text:p>3</text:p>
          </table:table-cell>
          <table:table-cell table:formula="of:=SUM([.I1:.I5])" office:value-type="float" office:value="4" calcext:value-type="float">
            <text:p>4</text:p>
          </table:table-cell>
          <table:table-cell table:formula="of:=SUM([.J1:.J5])" office:value-type="float" office:value="2" calcext:value-type="float">
            <text:p>2</text:p>
          </table:table-cell>
          <table:table-cell table:formula="of:=SUM([.K1:.K5])" office:value-type="float" office:value="2" calcext:value-type="float">
            <text:p>2</text:p>
          </table:table-cell>
          <table:table-cell table:formula="of:=SUM([.L1:.L5])" office:value-type="float" office:value="1" calcext:value-type="float">
            <text:p>1</text:p>
          </table:table-cell>
          <table:table-cell table:formula="of:=SUM([.M1:.M5])" office:value-type="float" office:value="3" calcext:value-type="float">
            <text:p>3</text:p>
          </table:table-cell>
          <table:table-cell table:formula="of:=SUM([.N1:.N5])" office:value-type="float" office:value="4" calcext:value-type="float">
            <text:p>4</text:p>
          </table:table-cell>
          <table:table-cell table:formula="of:=SUM([.O1:.O5])" office:value-type="float" office:value="1" calcext:value-type="float">
            <text:p>1</text:p>
          </table:table-cell>
          <table:table-cell table:formula="of:=SUM([.P1:.P5])" office:value-type="float" office:value="2" calcext:value-type="float">
            <text:p>2</text:p>
          </table:table-cell>
          <table:table-cell table:formula="of:=SUM([.Q1:.Q5])" office:value-type="float" office:value="4" calcext:value-type="float">
            <text:p>4</text:p>
          </table:table-cell>
          <table:table-cell table:formula="of:=SUM([.R1:.R5])" office:value-type="float" office:value="3" calcext:value-type="float">
            <text:p>3</text:p>
          </table:table-cell>
          <table:table-cell table:formula="of:=SUM([.S1:.S5])" office:value-type="float" office:value="3" calcext:value-type="float">
            <text:p>3</text:p>
          </table:table-cell>
          <table:table-cell table:formula="of:=SUM([.T1:.T5])" office:value-type="float" office:value="1" calcext:value-type="float">
            <text:p>1</text:p>
          </table:table-cell>
          <table:table-cell table:formula="of:=SUM([.U1:.U5])" office:value-type="float" office:value="3" calcext:value-type="float">
            <text:p>3</text:p>
          </table:table-cell>
          <table:table-cell table:formula="of:=SUM([.V1:.V5])" office:value-type="float" office:value="1" calcext:value-type="float">
            <text:p>1</text:p>
          </table:table-cell>
          <table:table-cell table:formula="of:=SUM([.W1:.W5])" office:value-type="float" office:value="4" calcext:value-type="float">
            <text:p>4</text:p>
          </table:table-cell>
          <table:table-cell table:formula="of:=SUM([.X1:.X5])" office:value-type="float" office:value="3" calcext:value-type="float">
            <text:p>3</text:p>
          </table:table-cell>
          <table:table-cell table:formula="of:=SUM([.Y1:.Y5])" office:value-type="float" office:value="2" calcext:value-type="float">
            <text:p>2</text:p>
          </table:table-cell>
          <table:table-cell table:formula="of:=SUM([.Z1:.Z5])" office:value-type="float" office:value="2" calcext:value-type="float">
            <text:p>2</text:p>
          </table:table-cell>
          <table:table-cell table:formula="of:=SUM([.AA1:.AA5])" office:value-type="float" office:value="1" calcext:value-type="float">
            <text:p>1</text:p>
          </table:table-cell>
          <table:table-cell table:formula="of:=SUM([.AB1:.AB5])" office:value-type="float" office:value="0" calcext:value-type="float">
            <text:p>0</text:p>
          </table:table-cell>
          <table:table-cell table:formula="of:=SUM([.AC1:.AC5])" office:value-type="float" office:value="3" calcext:value-type="float">
            <text:p>3</text:p>
          </table:table-cell>
          <table:table-cell table:formula="of:=SUM([.AD1:.AD5])" office:value-type="float" office:value="2" calcext:value-type="float">
            <text:p>2</text:p>
          </table:table-cell>
          <table:table-cell table:formula="of:=SUM([.AE1:.AE5])" office:value-type="float" office:value="3" calcext:value-type="float">
            <text:p>3</text:p>
          </table:table-cell>
          <table:table-cell table:formula="of:=SUM([.AF1:.AF5])" office:value-type="float" office:value="4" calcext:value-type="float">
            <text:p>4</text:p>
          </table:table-cell>
          <table:table-cell table:formula="of:=SUM([.AG1:.AG5])" office:value-type="float" office:value="2" calcext:value-type="float">
            <text:p>2</text:p>
          </table:table-cell>
          <table:table-cell table:formula="of:=SUM([.AH1:.AH5])" office:value-type="float" office:value="2" calcext:value-type="float">
            <text:p>2</text:p>
          </table:table-cell>
          <table:table-cell table:formula="of:=SUM([.AI1:.AI5])" office:value-type="float" office:value="2" calcext:value-type="float">
            <text:p>2</text:p>
          </table:table-cell>
          <table:table-cell table:formula="of:=SUM([.AJ1:.AJ5])" office:value-type="float" office:value="3" calcext:value-type="float">
            <text:p>3</text:p>
          </table:table-cell>
          <table:table-cell table:formula="of:=SUM([.AK1:.AK5])" office:value-type="float" office:value="5" calcext:value-type="float">
            <text:p>5</text:p>
          </table:table-cell>
          <table:table-cell table:formula="of:=SUM([.AL1:.AL5])" office:value-type="float" office:value="2" calcext:value-type="float">
            <text:p>2</text:p>
          </table:table-cell>
          <table:table-cell table:formula="of:=SUM([.AM1:.AM5])" office:value-type="float" office:value="2" calcext:value-type="float">
            <text:p>2</text:p>
          </table:table-cell>
          <table:table-cell table:formula="of:=SUM([.AN1:.AN5])" office:value-type="float" office:value="3" calcext:value-type="float">
            <text:p>3</text:p>
          </table:table-cell>
          <table:table-cell table:formula="of:=SUM([.AO1:.AO5])" office:value-type="float" office:value="4" calcext:value-type="float">
            <text:p>4</text:p>
          </table:table-cell>
          <table:table-cell table:formula="of:=SUM([.AP1:.AP5])" office:value-type="float" office:value="2" calcext:value-type="float">
            <text:p>2</text:p>
          </table:table-cell>
          <table:table-cell table:formula="of:=SUM([.AQ1:.AQ5])" office:value-type="float" office:value="3" calcext:value-type="float">
            <text:p>3</text:p>
          </table:table-cell>
          <table:table-cell table:formula="of:=SUM([.AR1:.AR5])" office:value-type="float" office:value="2" calcext:value-type="float">
            <text:p>2</text:p>
          </table:table-cell>
          <table:table-cell table:formula="of:=SUM([.AS1:.AS5])" office:value-type="float" office:value="4" calcext:value-type="float">
            <text:p>4</text:p>
          </table:table-cell>
          <table:table-cell table:formula="of:=SUM([.AT1:.AT5])" office:value-type="float" office:value="3" calcext:value-type="float">
            <text:p>3</text:p>
          </table:table-cell>
          <table:table-cell table:formula="of:=SUM([.AU1:.AU5])" office:value-type="float" office:value="5" calcext:value-type="float">
            <text:p>5</text:p>
          </table:table-cell>
          <table:table-cell table:formula="of:=SUM([.AV1:.AV5])" office:value-type="float" office:value="3" calcext:value-type="float">
            <text:p>3</text:p>
          </table:table-cell>
          <table:table-cell table:formula="of:=SUM([.AW1:.AW5])" office:value-type="float" office:value="4" calcext:value-type="float">
            <text:p>4</text:p>
          </table:table-cell>
          <table:table-cell table:formula="of:=SUM([.AX1:.AX5])" office:value-type="float" office:value="2" calcext:value-type="float">
            <text:p>2</text:p>
          </table:table-cell>
          <table:table-cell table:formula="of:=SUM([.AY1:.AY5])" office:value-type="float" office:value="4" calcext:value-type="float">
            <text:p>4</text:p>
          </table:table-cell>
          <table:table-cell table:formula="of:=SUM([.AZ1:.AZ5])" office:value-type="float" office:value="3" calcext:value-type="float">
            <text:p>3</text:p>
          </table:table-cell>
          <table:table-cell table:formula="of:=SUM([.BA1:.BA5])" office:value-type="float" office:value="3" calcext:value-type="float">
            <text:p>3</text:p>
          </table:table-cell>
          <table:table-cell table:formula="of:=SUM([.BB1:.BB5])" office:value-type="float" office:value="2" calcext:value-type="float">
            <text:p>2</text:p>
          </table:table-cell>
          <table:table-cell table:formula="of:=SUM([.BC1:.BC5])" office:value-type="float" office:value="1" calcext:value-type="float">
            <text:p>1</text:p>
          </table:table-cell>
          <table:table-cell table:formula="of:=SUM([.BD1:.BD5])" office:value-type="float" office:value="1" calcext:value-type="float">
            <text:p>1</text:p>
          </table:table-cell>
          <table:table-cell table:formula="of:=SUM([.BE1:.BE5])" office:value-type="float" office:value="3" calcext:value-type="float">
            <text:p>3</text:p>
          </table:table-cell>
          <table:table-cell table:formula="of:=SUM([.BF1:.BF5])" office:value-type="float" office:value="2" calcext:value-type="float">
            <text:p>2</text:p>
          </table:table-cell>
          <table:table-cell table:formula="of:=SUM([.BG1:.BG5])" office:value-type="float" office:value="4" calcext:value-type="float">
            <text:p>4</text:p>
          </table:table-cell>
          <table:table-cell table:formula="of:=SUM([.BH1:.BH5])" office:value-type="float" office:value="2" calcext:value-type="float">
            <text:p>2</text:p>
          </table:table-cell>
          <table:table-cell table:formula="of:=SUM([.BI1:.BI5])" office:value-type="float" office:value="4" calcext:value-type="float">
            <text:p>4</text:p>
          </table:table-cell>
          <table:table-cell table:formula="of:=SUM([.BJ1:.BJ5])" office:value-type="float" office:value="3" calcext:value-type="float">
            <text:p>3</text:p>
          </table:table-cell>
          <table:table-cell table:formula="of:=SUM([.BK1:.BK5])" office:value-type="float" office:value="4" calcext:value-type="float">
            <text:p>4</text:p>
          </table:table-cell>
          <table:table-cell table:formula="of:=SUM([.BL1:.BL5])" office:value-type="float" office:value="4" calcext:value-type="float">
            <text:p>4</text:p>
          </table:table-cell>
          <table:table-cell table:formula="of:=SUM([.BM1:.BM5])" office:value-type="float" office:value="3" calcext:value-type="float">
            <text:p>3</text:p>
          </table:table-cell>
          <table:table-cell table:formula="of:=SUM([.BN1:.BN5])" office:value-type="float" office:value="3" calcext:value-type="float">
            <text:p>3</text:p>
          </table:table-cell>
          <table:table-cell table:formula="of:=SUM([.BO1:.BO5])" office:value-type="float" office:value="1" calcext:value-type="float">
            <text:p>1</text:p>
          </table:table-cell>
          <table:table-cell table:formula="of:=SUM([.BP1:.BP5])" office:value-type="float" office:value="3" calcext:value-type="float">
            <text:p>3</text:p>
          </table:table-cell>
          <table:table-cell table:formula="of:=SUM([.BQ1:.BQ5])" office:value-type="float" office:value="3" calcext:value-type="float">
            <text:p>3</text:p>
          </table:table-cell>
          <table:table-cell table:formula="of:=SUM([.BR1:.BR5])" office:value-type="float" office:value="3" calcext:value-type="float">
            <text:p>3</text:p>
          </table:table-cell>
          <table:table-cell table:formula="of:=MAX([.BS1:.BS60])" office:value-type="float" office:value="2.30148233333333" calcext:value-type="float">
            <text:p>2.30148</text:p>
          </table:table-cell>
          <table:table-cell table:formula="of:=MAX([.BT1:.BT60])" office:value-type="float" office:value="2.48965575" calcext:value-type="float">
            <text:p>2.48966</text:p>
          </table:table-cell>
          <table:table-cell table:number-columns-repeated="952"/>
        </table:table-row>
        <table:table-row table:style-name="ro1"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30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table:number-columns-repeated="960"/>
        </table:table-row>
        <table:table-row table:style-name="ro1" table:number-rows-repeated="24">
          <table:table-cell table:number-columns-repeated="1024"/>
        </table:table-row>
        <table:table-row table:style-name="ro1">
          <table:table-cell table:number-columns-repeated="76"/>
          <table:table-cell office:value-type="float" office:value="2.27600325" calcext:value-type="float">
            <text:p>2.276</text:p>
          </table:table-cell>
          <table:table-cell office:value-type="float" office:value="2.34863158333333" calcext:value-type="float">
            <text:p>2.34863</text:p>
          </table:table-cell>
          <table:table-cell office:value-type="float" office:value="0" calcext:value-type="float">
            <text:p>0</text:p>
          </table:table-cell>
          <table:table-cell table:number-columns-repeated="945"/>
        </table:table-row>
        <table:table-row table:style-name="ro1">
          <table:table-cell table:number-columns-repeated="73"/>
          <table:table-cell office:value-type="string" calcext:value-type="string">
            <text:p>Selfish</text:p>
          </table:table-cell>
          <table:table-cell table:number-columns-repeated="2"/>
          <table:table-cell office:value-type="float" office:value="2.26373025" calcext:value-type="float">
            <text:p>2.26373</text:p>
          </table:table-cell>
          <table:table-cell office:value-type="float" office:value="2.35585733333333" calcext:value-type="float">
            <text:p>2.35586</text:p>
          </table:table-cell>
          <table:table-cell office:value-type="float" office:value="0" calcext:value-type="float">
            <text:p>0</text:p>
          </table:table-cell>
          <table:table-cell table:number-columns-repeated="945"/>
        </table:table-row>
        <table:table-row table:style-name="ro1">
          <table:table-cell table:number-columns-repeated="73"/>
          <table:table-cell office:value-type="string" calcext:value-type="string">
            <text:p>Cooperative</text:p>
          </table:table-cell>
          <table:table-cell table:number-columns-repeated="2"/>
          <table:table-cell office:value-type="float" office:value="2.24870891666667" calcext:value-type="float">
            <text:p>2.24871</text:p>
          </table:table-cell>
          <table:table-cell office:value-type="float" office:value="2.40081016666667" calcext:value-type="float">
            <text:p>2.40081</text:p>
          </table:table-cell>
          <table:table-cell office:value-type="float" office:value="0" calcext:value-type="float">
            <text:p>0</text:p>
          </table:table-cell>
          <table:table-cell table:number-columns-repeated="945"/>
        </table:table-row>
        <table:table-row table:style-name="ro1">
          <table:table-cell table:number-columns-repeated="73"/>
          <table:table-cell office:value-type="string" calcext:value-type="string">
            <text:p>Communal</text:p>
          </table:table-cell>
          <table:table-cell table:number-columns-repeated="2"/>
          <table:table-cell office:value-type="float" office:value="2.24477875" calcext:value-type="float">
            <text:p>2.24478</text:p>
          </table:table-cell>
          <table:table-cell office:value-type="float" office:value="2.26315875" calcext:value-type="float">
            <text:p>2.26316</text:p>
          </table:table-cell>
          <table:table-cell office:value-type="float" office:value="0" calcext:value-type="float">
            <text:p>0</text:p>
          </table:table-cell>
          <table:table-cell table:number-columns-repeated="945"/>
        </table:table-row>
        <table:table-row table:style-name="ro1">
          <table:table-cell table:number-columns-repeated="73"/>
          <table:table-cell office:value-type="string" calcext:value-type="string">
            <text:p>Selfless</text:p>
          </table:table-cell>
          <table:table-cell table:number-columns-repeated="2"/>
          <table:table-cell office:value-type="float" office:value="2.2393235" calcext:value-type="float">
            <text:p>2.23932</text:p>
          </table:table-cell>
          <table:table-cell office:value-type="float" office:value="2.31708725" calcext:value-type="float">
            <text:p>2.31709</text:p>
          </table:table-cell>
          <table:table-cell office:value-type="float" office:value="0" calcext:value-type="float">
            <text:p>0</text:p>
          </table:table-cell>
          <table:table-cell table:number-columns-repeated="945"/>
        </table:table-row>
        <table:table-row table:style-name="ro1">
          <table:table-cell table:number-columns-repeated="76"/>
          <table:table-cell office:value-type="float" office:value="2.23917116666667" calcext:value-type="float">
            <text:p>2.23917</text:p>
          </table:table-cell>
          <table:table-cell office:value-type="float" office:value="2.288097" calcext:value-type="float">
            <text:p>2.2881</text:p>
          </table:table-cell>
          <table:table-cell office:value-type="float" office:value="0" calcext:value-type="float">
            <text:p>0</text:p>
          </table:table-cell>
          <table:table-cell table:number-columns-repeated="945"/>
        </table:table-row>
        <table:table-row table:style-name="ro1">
          <table:table-cell table:number-columns-repeated="76"/>
          <table:table-cell office:value-type="float" office:value="2.22105933333333" calcext:value-type="float">
            <text:p>2.22106</text:p>
          </table:table-cell>
          <table:table-cell office:value-type="float" office:value="2.32834058333333" calcext:value-type="float">
            <text:p>2.32834</text:p>
          </table:table-cell>
          <table:table-cell office:value-type="float" office:value="0" calcext:value-type="float">
            <text:p>0</text:p>
          </table:table-cell>
          <table:table-cell table:number-columns-repeated="945"/>
        </table:table-row>
        <table:table-row table:style-name="ro1">
          <table:table-cell table:number-columns-repeated="76"/>
          <table:table-cell office:value-type="float" office:value="2.21318941666667" calcext:value-type="float">
            <text:p>2.21319</text:p>
          </table:table-cell>
          <table:table-cell office:value-type="float" office:value="2.35921191666667" calcext:value-type="float">
            <text:p>2.35921</text:p>
          </table:table-cell>
          <table:table-cell office:value-type="float" office:value="0" calcext:value-type="float">
            <text:p>0</text:p>
          </table:table-cell>
          <table:table-cell table:number-columns-repeated="945"/>
        </table:table-row>
        <table:table-row table:style-name="ro1">
          <table:table-cell table:number-columns-repeated="76"/>
          <table:table-cell office:value-type="float" office:value="2.20982791666667" calcext:value-type="float">
            <text:p>2.20983</text:p>
          </table:table-cell>
          <table:table-cell office:value-type="float" office:value="2.17917333333333" calcext:value-type="float">
            <text:p>2.17917</text:p>
          </table:table-cell>
          <table:table-cell office:value-type="float" office:value="0" calcext:value-type="float">
            <text:p>0</text:p>
          </table:table-cell>
          <table:table-cell table:number-columns-repeated="945"/>
        </table:table-row>
        <table:table-row table:style-name="ro1">
          <table:table-cell table:number-columns-repeated="76"/>
          <table:table-cell office:value-type="float" office:value="2.20238333333333" calcext:value-type="float">
            <text:p>2.20238</text:p>
          </table:table-cell>
          <table:table-cell office:value-type="float" office:value="2.22391125" calcext:value-type="float">
            <text:p>2.22391</text:p>
          </table:table-cell>
          <table:table-cell office:value-type="float" office:value="0" calcext:value-type="float">
            <text:p>0</text:p>
          </table:table-cell>
          <table:table-cell table:number-columns-repeated="945"/>
        </table:table-row>
        <table:table-row table:style-name="ro1">
          <table:table-cell table:number-columns-repeated="76"/>
          <table:table-cell office:value-type="float" office:value="2.19552733333333" calcext:value-type="float">
            <text:p>2.19553</text:p>
          </table:table-cell>
          <table:table-cell office:value-type="float" office:value="2.35404441666667" calcext:value-type="float">
            <text:p>2.35404</text:p>
          </table:table-cell>
          <table:table-cell office:value-type="float" office:value="0" calcext:value-type="float">
            <text:p>0</text:p>
          </table:table-cell>
          <table:table-cell table:number-columns-repeated="945"/>
        </table:table-row>
        <table:table-row table:style-name="ro1">
          <table:table-cell table:number-columns-repeated="76"/>
          <table:table-cell office:value-type="float" office:value="2.19412475" calcext:value-type="float">
            <text:p>2.19412</text:p>
          </table:table-cell>
          <table:table-cell office:value-type="float" office:value="2.31569183333333" calcext:value-type="float">
            <text:p>2.31569</text:p>
          </table:table-cell>
          <table:table-cell office:value-type="float" office:value="0" calcext:value-type="float">
            <text:p>0</text:p>
          </table:table-cell>
          <table:table-cell table:number-columns-repeated="945"/>
        </table:table-row>
        <table:table-row table:style-name="ro1">
          <table:table-cell table:number-columns-repeated="76"/>
          <table:table-cell office:value-type="float" office:value="2.16971008333333" calcext:value-type="float">
            <text:p>2.16971</text:p>
          </table:table-cell>
          <table:table-cell office:value-type="float" office:value="2.21887175" calcext:value-type="float">
            <text:p>2.21887</text:p>
          </table:table-cell>
          <table:table-cell office:value-type="float" office:value="0" calcext:value-type="float">
            <text:p>0</text:p>
          </table:table-cell>
          <table:table-cell table:number-columns-repeated="945"/>
        </table:table-row>
        <table:table-row table:style-name="ro1">
          <table:table-cell table:number-columns-repeated="76"/>
          <table:table-cell office:value-type="float" office:value="2.16582666666667" calcext:value-type="float">
            <text:p>2.16583</text:p>
          </table:table-cell>
          <table:table-cell office:value-type="float" office:value="2.30569625" calcext:value-type="float">
            <text:p>2.3057</text:p>
          </table:table-cell>
          <table:table-cell office:value-type="float" office:value="0" calcext:value-type="float">
            <text:p>0</text:p>
          </table:table-cell>
          <table:table-cell table:number-columns-repeated="945"/>
        </table:table-row>
        <table:table-row table:style-name="ro1">
          <table:table-cell table:number-columns-repeated="76"/>
          <table:table-cell office:value-type="float" office:value="2.12992991666667" calcext:value-type="float">
            <text:p>2.12993</text:p>
          </table:table-cell>
          <table:table-cell office:value-type="float" office:value="2.3789395" calcext:value-type="float">
            <text:p>2.37894</text:p>
          </table:table-cell>
          <table:table-cell office:value-type="float" office:value="0" calcext:value-type="float">
            <text:p>0</text:p>
          </table:table-cell>
          <table:table-cell table:number-columns-repeated="945"/>
        </table:table-row>
        <table:table-row table:style-name="ro1">
          <table:table-cell table:number-columns-repeated="76"/>
          <table:table-cell office:value-type="float" office:value="2.29758641666667" calcext:value-type="float">
            <text:p>2.29759</text:p>
          </table:table-cell>
          <table:table-cell office:value-type="float" office:value="2.39687266666667" calcext:value-type="float">
            <text:p>2.39687</text:p>
          </table:table-cell>
          <table:table-cell office:value-type="float" office:value="1" calcext:value-type="float">
            <text:p>1</text:p>
          </table:table-cell>
          <table:table-cell table:number-columns-repeated="945"/>
        </table:table-row>
        <table:table-row table:style-name="ro1">
          <table:table-cell table:number-columns-repeated="76"/>
          <table:table-cell office:value-type="float" office:value="2.26595641666667" calcext:value-type="float">
            <text:p>2.26596</text:p>
          </table:table-cell>
          <table:table-cell office:value-type="float" office:value="2.38511808333333" calcext:value-type="float">
            <text:p>2.38512</text:p>
          </table:table-cell>
          <table:table-cell office:value-type="float" office:value="1" calcext:value-type="float">
            <text:p>1</text:p>
          </table:table-cell>
          <table:table-cell table:number-columns-repeated="945"/>
        </table:table-row>
        <table:table-row table:style-name="ro1">
          <table:table-cell table:number-columns-repeated="76"/>
          <table:table-cell office:value-type="float" office:value="2.25531525" calcext:value-type="float">
            <text:p>2.25532</text:p>
          </table:table-cell>
          <table:table-cell office:value-type="float" office:value="2.31613566666667" calcext:value-type="float">
            <text:p>2.31614</text:p>
          </table:table-cell>
          <table:table-cell office:value-type="float" office:value="1" calcext:value-type="float">
            <text:p>1</text:p>
          </table:table-cell>
          <table:table-cell table:number-columns-repeated="945"/>
        </table:table-row>
        <table:table-row table:style-name="ro1">
          <table:table-cell table:number-columns-repeated="76"/>
          <table:table-cell office:value-type="float" office:value="2.24621675" calcext:value-type="float">
            <text:p>2.24622</text:p>
          </table:table-cell>
          <table:table-cell office:value-type="float" office:value="2.32223966666667" calcext:value-type="float">
            <text:p>2.32224</text:p>
          </table:table-cell>
          <table:table-cell office:value-type="float" office:value="1" calcext:value-type="float">
            <text:p>1</text:p>
          </table:table-cell>
          <table:table-cell table:number-columns-repeated="945"/>
        </table:table-row>
        <table:table-row table:style-name="ro1">
          <table:table-cell table:number-columns-repeated="76"/>
          <table:table-cell office:value-type="float" office:value="2.24556741666667" calcext:value-type="float">
            <text:p>2.24557</text:p>
          </table:table-cell>
          <table:table-cell office:value-type="float" office:value="2.26036616666667" calcext:value-type="float">
            <text:p>2.26037</text:p>
          </table:table-cell>
          <table:table-cell office:value-type="float" office:value="1" calcext:value-type="float">
            <text:p>1</text:p>
          </table:table-cell>
          <table:table-cell table:number-columns-repeated="945"/>
        </table:table-row>
        <table:table-row table:style-name="ro1">
          <table:table-cell table:number-columns-repeated="76"/>
          <table:table-cell office:value-type="float" office:value="2.23613616666667" calcext:value-type="float">
            <text:p>2.23614</text:p>
          </table:table-cell>
          <table:table-cell office:value-type="float" office:value="2.48965575" calcext:value-type="float">
            <text:p>2.48966</text:p>
          </table:table-cell>
          <table:table-cell office:value-type="float" office:value="1" calcext:value-type="float">
            <text:p>1</text:p>
          </table:table-cell>
          <table:table-cell table:number-columns-repeated="945"/>
        </table:table-row>
        <table:table-row table:style-name="ro1">
          <table:table-cell table:number-columns-repeated="76"/>
          <table:table-cell office:value-type="float" office:value="2.23198733333333" calcext:value-type="float">
            <text:p>2.23199</text:p>
          </table:table-cell>
          <table:table-cell office:value-type="float" office:value="2.2575715" calcext:value-type="float">
            <text:p>2.25757</text:p>
          </table:table-cell>
          <table:table-cell office:value-type="float" office:value="1" calcext:value-type="float">
            <text:p>1</text:p>
          </table:table-cell>
          <table:table-cell table:number-columns-repeated="945"/>
        </table:table-row>
        <table:table-row table:style-name="ro1">
          <table:table-cell table:number-columns-repeated="76"/>
          <table:table-cell office:value-type="float" office:value="2.22878858333333" calcext:value-type="float">
            <text:p>2.22879</text:p>
          </table:table-cell>
          <table:table-cell office:value-type="float" office:value="2.39034691666667" calcext:value-type="float">
            <text:p>2.39035</text:p>
          </table:table-cell>
          <table:table-cell office:value-type="float" office:value="1" calcext:value-type="float">
            <text:p>1</text:p>
          </table:table-cell>
          <table:table-cell table:number-columns-repeated="945"/>
        </table:table-row>
        <table:table-row table:style-name="ro1">
          <table:table-cell table:number-columns-repeated="76"/>
          <table:table-cell office:value-type="float" office:value="2.22196275" calcext:value-type="float">
            <text:p>2.22196</text:p>
          </table:table-cell>
          <table:table-cell office:value-type="float" office:value="2.31298608333333" calcext:value-type="float">
            <text:p>2.31299</text:p>
          </table:table-cell>
          <table:table-cell office:value-type="float" office:value="1" calcext:value-type="float">
            <text:p>1</text:p>
          </table:table-cell>
          <table:table-cell table:number-columns-repeated="945"/>
        </table:table-row>
        <table:table-row table:style-name="ro1">
          <table:table-cell table:number-columns-repeated="76"/>
          <table:table-cell office:value-type="float" office:value="2.20806358333333" calcext:value-type="float">
            <text:p>2.20806</text:p>
          </table:table-cell>
          <table:table-cell office:value-type="float" office:value="2.223049" calcext:value-type="float">
            <text:p>2.22305</text:p>
          </table:table-cell>
          <table:table-cell office:value-type="float" office:value="1" calcext:value-type="float">
            <text:p>1</text:p>
          </table:table-cell>
          <table:table-cell table:number-columns-repeated="945"/>
        </table:table-row>
        <table:table-row table:style-name="ro1">
          <table:table-cell table:number-columns-repeated="76"/>
          <table:table-cell office:value-type="float" office:value="2.19304025" calcext:value-type="float">
            <text:p>2.19304</text:p>
          </table:table-cell>
          <table:table-cell office:value-type="float" office:value="2.29680316666667" calcext:value-type="float">
            <text:p>2.2968</text:p>
          </table:table-cell>
          <table:table-cell office:value-type="float" office:value="1" calcext:value-type="float">
            <text:p>1</text:p>
          </table:table-cell>
          <table:table-cell table:number-columns-repeated="945"/>
        </table:table-row>
        <table:table-row table:style-name="ro1">
          <table:table-cell table:number-columns-repeated="76"/>
          <table:table-cell office:value-type="float" office:value="2.19277825" calcext:value-type="float">
            <text:p>2.19278</text:p>
          </table:table-cell>
          <table:table-cell office:value-type="float" office:value="2.36701575" calcext:value-type="float">
            <text:p>2.36702</text:p>
          </table:table-cell>
          <table:table-cell office:value-type="float" office:value="1" calcext:value-type="float">
            <text:p>1</text:p>
          </table:table-cell>
          <table:table-cell table:number-columns-repeated="945"/>
        </table:table-row>
        <table:table-row table:style-name="ro1">
          <table:table-cell table:number-columns-repeated="76"/>
          <table:table-cell office:value-type="float" office:value="2.1865675" calcext:value-type="float">
            <text:p>2.18657</text:p>
          </table:table-cell>
          <table:table-cell office:value-type="float" office:value="2.23754" calcext:value-type="float">
            <text:p>2.23754</text:p>
          </table:table-cell>
          <table:table-cell office:value-type="float" office:value="1" calcext:value-type="float">
            <text:p>1</text:p>
          </table:table-cell>
          <table:table-cell table:number-columns-repeated="945"/>
        </table:table-row>
        <table:table-row table:style-name="ro1">
          <table:table-cell table:number-columns-repeated="76"/>
          <table:table-cell office:value-type="float" office:value="2.18029033333333" calcext:value-type="float">
            <text:p>2.18029</text:p>
          </table:table-cell>
          <table:table-cell office:value-type="float" office:value="2.28915866666667" calcext:value-type="float">
            <text:p>2.28916</text:p>
          </table:table-cell>
          <table:table-cell office:value-type="float" office:value="1" calcext:value-type="float">
            <text:p>1</text:p>
          </table:table-cell>
          <table:table-cell table:number-columns-repeated="945"/>
        </table:table-row>
        <table:table-row table:style-name="ro1">
          <table:table-cell table:number-columns-repeated="76"/>
          <table:table-cell office:value-type="float" office:value="2.12256358333333" calcext:value-type="float">
            <text:p>2.12256</text:p>
          </table:table-cell>
          <table:table-cell office:value-type="float" office:value="2.18947733333333" calcext:value-type="float">
            <text:p>2.18948</text:p>
          </table:table-cell>
          <table:table-cell office:value-type="float" office:value="1" calcext:value-type="float">
            <text:p>1</text:p>
          </table:table-cell>
          <table:table-cell table:number-columns-repeated="945"/>
        </table:table-row>
        <table:table-row table:style-name="ro1">
          <table:table-cell table:number-columns-repeated="76"/>
          <table:table-cell office:value-type="float" office:value="2.29498741666667" calcext:value-type="float">
            <text:p>2.29499</text:p>
          </table:table-cell>
          <table:table-cell office:value-type="float" office:value="3.952912" calcext:value-type="float">
            <text:p>3.95291</text:p>
          </table:table-cell>
          <table:table-cell office:value-type="float" office:value="2" calcext:value-type="float">
            <text:p>2</text:p>
          </table:table-cell>
          <table:table-cell table:number-columns-repeated="945"/>
        </table:table-row>
        <table:table-row table:style-name="ro1">
          <table:table-cell table:number-columns-repeated="76"/>
          <table:table-cell office:value-type="float" office:value="2.28647525" calcext:value-type="float">
            <text:p>2.28648</text:p>
          </table:table-cell>
          <table:table-cell office:value-type="float" office:value="4.382277" calcext:value-type="float">
            <text:p>4.38228</text:p>
          </table:table-cell>
          <table:table-cell office:value-type="float" office:value="2" calcext:value-type="float">
            <text:p>2</text:p>
          </table:table-cell>
          <table:table-cell table:number-columns-repeated="945"/>
        </table:table-row>
        <table:table-row table:style-name="ro1">
          <table:table-cell table:number-columns-repeated="76"/>
          <table:table-cell office:value-type="float" office:value="2.28492183333333" calcext:value-type="float">
            <text:p>2.28492</text:p>
          </table:table-cell>
          <table:table-cell office:value-type="float" office:value="4.00691" calcext:value-type="float">
            <text:p>4.00691</text:p>
          </table:table-cell>
          <table:table-cell office:value-type="float" office:value="2" calcext:value-type="float">
            <text:p>2</text:p>
          </table:table-cell>
          <table:table-cell table:number-columns-repeated="945"/>
        </table:table-row>
        <table:table-row table:style-name="ro1">
          <table:table-cell table:number-columns-repeated="76"/>
          <table:table-cell office:value-type="float" office:value="2.23941475" calcext:value-type="float">
            <text:p>2.23941</text:p>
          </table:table-cell>
          <table:table-cell office:value-type="float" office:value="3.28087" calcext:value-type="float">
            <text:p>3.28087</text:p>
          </table:table-cell>
          <table:table-cell office:value-type="float" office:value="2" calcext:value-type="float">
            <text:p>2</text:p>
          </table:table-cell>
          <table:table-cell table:number-columns-repeated="945"/>
        </table:table-row>
        <table:table-row table:style-name="ro1">
          <table:table-cell table:number-columns-repeated="76"/>
          <table:table-cell office:value-type="float" office:value="2.236661" calcext:value-type="float">
            <text:p>2.23666</text:p>
          </table:table-cell>
          <table:table-cell office:value-type="float" office:value="3.4908" calcext:value-type="float">
            <text:p>3.4908</text:p>
          </table:table-cell>
          <table:table-cell office:value-type="float" office:value="2" calcext:value-type="float">
            <text:p>2</text:p>
          </table:table-cell>
          <table:table-cell table:number-columns-repeated="945"/>
        </table:table-row>
        <table:table-row table:style-name="ro1">
          <table:table-cell table:number-columns-repeated="76"/>
          <table:table-cell office:value-type="float" office:value="2.23369433333333" calcext:value-type="float">
            <text:p>2.23369</text:p>
          </table:table-cell>
          <table:table-cell office:value-type="float" office:value="3.948375" calcext:value-type="float">
            <text:p>3.94838</text:p>
          </table:table-cell>
          <table:table-cell office:value-type="float" office:value="2" calcext:value-type="float">
            <text:p>2</text:p>
          </table:table-cell>
          <table:table-cell table:number-columns-repeated="945"/>
        </table:table-row>
        <table:table-row table:style-name="ro1">
          <table:table-cell table:number-columns-repeated="76"/>
          <table:table-cell office:value-type="float" office:value="2.21836883333333" calcext:value-type="float">
            <text:p>2.21837</text:p>
          </table:table-cell>
          <table:table-cell office:value-type="float" office:value="3.43707" calcext:value-type="float">
            <text:p>3.43707</text:p>
          </table:table-cell>
          <table:table-cell office:value-type="float" office:value="2" calcext:value-type="float">
            <text:p>2</text:p>
          </table:table-cell>
          <table:table-cell table:number-columns-repeated="945"/>
        </table:table-row>
        <table:table-row table:style-name="ro1">
          <table:table-cell table:number-columns-repeated="76"/>
          <table:table-cell office:value-type="float" office:value="2.21102666666667" calcext:value-type="float">
            <text:p>2.21103</text:p>
          </table:table-cell>
          <table:table-cell office:value-type="float" office:value="3.289082" calcext:value-type="float">
            <text:p>3.28908</text:p>
          </table:table-cell>
          <table:table-cell office:value-type="float" office:value="2" calcext:value-type="float">
            <text:p>2</text:p>
          </table:table-cell>
          <table:table-cell table:number-columns-repeated="945"/>
        </table:table-row>
        <table:table-row table:style-name="ro1">
          <table:table-cell table:number-columns-repeated="76"/>
          <table:table-cell office:value-type="float" office:value="2.20839733333333" calcext:value-type="float">
            <text:p>2.2084</text:p>
          </table:table-cell>
          <table:table-cell office:value-type="float" office:value="3.889611" calcext:value-type="float">
            <text:p>3.88961</text:p>
          </table:table-cell>
          <table:table-cell office:value-type="float" office:value="2" calcext:value-type="float">
            <text:p>2</text:p>
          </table:table-cell>
          <table:table-cell table:number-columns-repeated="945"/>
        </table:table-row>
        <table:table-row table:style-name="ro1">
          <table:table-cell table:number-columns-repeated="76"/>
          <table:table-cell office:value-type="float" office:value="2.20546125" calcext:value-type="float">
            <text:p>2.20546</text:p>
          </table:table-cell>
          <table:table-cell office:value-type="float" office:value="3.61222" calcext:value-type="float">
            <text:p>3.61222</text:p>
          </table:table-cell>
          <table:table-cell office:value-type="float" office:value="2" calcext:value-type="float">
            <text:p>2</text:p>
          </table:table-cell>
          <table:table-cell table:number-columns-repeated="945"/>
        </table:table-row>
        <table:table-row table:style-name="ro1">
          <table:table-cell table:number-columns-repeated="76"/>
          <table:table-cell office:value-type="float" office:value="2.19740983333333" calcext:value-type="float">
            <text:p>2.19741</text:p>
          </table:table-cell>
          <table:table-cell office:value-type="float" office:value="3.277415" calcext:value-type="float">
            <text:p>3.27742</text:p>
          </table:table-cell>
          <table:table-cell office:value-type="float" office:value="2" calcext:value-type="float">
            <text:p>2</text:p>
          </table:table-cell>
          <table:table-cell table:number-columns-repeated="945"/>
        </table:table-row>
        <table:table-row table:style-name="ro1">
          <table:table-cell table:number-columns-repeated="76"/>
          <table:table-cell office:value-type="float" office:value="2.19475741666667" calcext:value-type="float">
            <text:p>2.19476</text:p>
          </table:table-cell>
          <table:table-cell office:value-type="float" office:value="3.945606" calcext:value-type="float">
            <text:p>3.94561</text:p>
          </table:table-cell>
          <table:table-cell office:value-type="float" office:value="2" calcext:value-type="float">
            <text:p>2</text:p>
          </table:table-cell>
          <table:table-cell table:number-columns-repeated="945"/>
        </table:table-row>
        <table:table-row table:style-name="ro1">
          <table:table-cell table:number-columns-repeated="76"/>
          <table:table-cell office:value-type="float" office:value="2.18528" calcext:value-type="float">
            <text:p>2.18528</text:p>
          </table:table-cell>
          <table:table-cell office:value-type="float" office:value="3.163814" calcext:value-type="float">
            <text:p>3.16381</text:p>
          </table:table-cell>
          <table:table-cell office:value-type="float" office:value="2" calcext:value-type="float">
            <text:p>2</text:p>
          </table:table-cell>
          <table:table-cell table:number-columns-repeated="945"/>
        </table:table-row>
        <table:table-row table:style-name="ro1">
          <table:table-cell table:number-columns-repeated="76"/>
          <table:table-cell office:value-type="float" office:value="2.17968325" calcext:value-type="float">
            <text:p>2.17968</text:p>
          </table:table-cell>
          <table:table-cell office:value-type="float" office:value="2.832399" calcext:value-type="float">
            <text:p>2.8324</text:p>
          </table:table-cell>
          <table:table-cell office:value-type="float" office:value="2" calcext:value-type="float">
            <text:p>2</text:p>
          </table:table-cell>
          <table:table-cell table:number-columns-repeated="945"/>
        </table:table-row>
        <table:table-row table:style-name="ro1">
          <table:table-cell table:number-columns-repeated="76"/>
          <table:table-cell office:value-type="float" office:value="2.14133608333333" calcext:value-type="float">
            <text:p>2.14134</text:p>
          </table:table-cell>
          <table:table-cell office:value-type="float" office:value="2.5877" calcext:value-type="float">
            <text:p>2.5877</text:p>
          </table:table-cell>
          <table:table-cell office:value-type="float" office:value="2" calcext:value-type="float">
            <text:p>2</text:p>
          </table:table-cell>
          <table:table-cell table:number-columns-repeated="945"/>
        </table:table-row>
        <table:table-row table:style-name="ro1">
          <table:table-cell table:number-columns-repeated="76"/>
          <table:table-cell office:value-type="float" office:value="2.44064591666667" calcext:value-type="float">
            <text:p>2.44065</text:p>
          </table:table-cell>
          <table:table-cell office:value-type="float" office:value="4.221194" calcext:value-type="float">
            <text:p>4.22119</text:p>
          </table:table-cell>
          <table:table-cell office:value-type="float" office:value="3" calcext:value-type="float">
            <text:p>3</text:p>
          </table:table-cell>
          <table:table-cell table:number-columns-repeated="945"/>
        </table:table-row>
        <table:table-row table:style-name="ro1">
          <table:table-cell table:number-columns-repeated="76"/>
          <table:table-cell office:value-type="float" office:value="2.40884066666667" calcext:value-type="float">
            <text:p>2.40884</text:p>
          </table:table-cell>
          <table:table-cell office:value-type="float" office:value="3.700021" calcext:value-type="float">
            <text:p>3.70002</text:p>
          </table:table-cell>
          <table:table-cell office:value-type="float" office:value="3" calcext:value-type="float">
            <text:p>3</text:p>
          </table:table-cell>
          <table:table-cell table:number-columns-repeated="945"/>
        </table:table-row>
        <table:table-row table:style-name="ro1">
          <table:table-cell table:number-columns-repeated="76"/>
          <table:table-cell office:value-type="float" office:value="2.36359375" calcext:value-type="float">
            <text:p>2.36359</text:p>
          </table:table-cell>
          <table:table-cell office:value-type="float" office:value="3.698144" calcext:value-type="float">
            <text:p>3.69814</text:p>
          </table:table-cell>
          <table:table-cell office:value-type="float" office:value="3" calcext:value-type="float">
            <text:p>3</text:p>
          </table:table-cell>
          <table:table-cell table:number-columns-repeated="945"/>
        </table:table-row>
        <table:table-row table:style-name="ro1">
          <table:table-cell table:number-columns-repeated="76"/>
          <table:table-cell office:value-type="float" office:value="2.3323845" calcext:value-type="float">
            <text:p>2.33238</text:p>
          </table:table-cell>
          <table:table-cell office:value-type="float" office:value="3.073268" calcext:value-type="float">
            <text:p>3.07327</text:p>
          </table:table-cell>
          <table:table-cell office:value-type="float" office:value="3" calcext:value-type="float">
            <text:p>3</text:p>
          </table:table-cell>
          <table:table-cell table:number-columns-repeated="945"/>
        </table:table-row>
        <table:table-row table:style-name="ro1">
          <table:table-cell table:number-columns-repeated="76"/>
          <table:table-cell office:value-type="float" office:value="2.32216666666667" calcext:value-type="float">
            <text:p>2.32217</text:p>
          </table:table-cell>
          <table:table-cell office:value-type="float" office:value="3.414841" calcext:value-type="float">
            <text:p>3.41484</text:p>
          </table:table-cell>
          <table:table-cell office:value-type="float" office:value="3" calcext:value-type="float">
            <text:p>3</text:p>
          </table:table-cell>
          <table:table-cell table:number-columns-repeated="945"/>
        </table:table-row>
        <table:table-row table:style-name="ro1">
          <table:table-cell table:number-columns-repeated="76"/>
          <table:table-cell office:value-type="float" office:value="2.2999385" calcext:value-type="float">
            <text:p>2.29994</text:p>
          </table:table-cell>
          <table:table-cell office:value-type="float" office:value="3.276623" calcext:value-type="float">
            <text:p>3.27662</text:p>
          </table:table-cell>
          <table:table-cell office:value-type="float" office:value="3" calcext:value-type="float">
            <text:p>3</text:p>
          </table:table-cell>
          <table:table-cell table:number-columns-repeated="945"/>
        </table:table-row>
        <table:table-row table:style-name="ro1">
          <table:table-cell table:number-columns-repeated="76"/>
          <table:table-cell office:value-type="float" office:value="2.29800641666667" calcext:value-type="float">
            <text:p>2.29801</text:p>
          </table:table-cell>
          <table:table-cell office:value-type="float" office:value="3.542951" calcext:value-type="float">
            <text:p>3.54295</text:p>
          </table:table-cell>
          <table:table-cell office:value-type="float" office:value="3" calcext:value-type="float">
            <text:p>3</text:p>
          </table:table-cell>
          <table:table-cell table:number-columns-repeated="945"/>
        </table:table-row>
        <table:table-row table:style-name="ro1">
          <table:table-cell table:number-columns-repeated="76"/>
          <table:table-cell office:value-type="float" office:value="2.29261316666667" calcext:value-type="float">
            <text:p>2.29261</text:p>
          </table:table-cell>
          <table:table-cell office:value-type="float" office:value="4.009707" calcext:value-type="float">
            <text:p>4.00971</text:p>
          </table:table-cell>
          <table:table-cell office:value-type="float" office:value="3" calcext:value-type="float">
            <text:p>3</text:p>
          </table:table-cell>
          <table:table-cell table:number-columns-repeated="945"/>
        </table:table-row>
        <table:table-row table:style-name="ro1">
          <table:table-cell table:number-columns-repeated="76"/>
          <table:table-cell office:value-type="float" office:value="2.27823391666667" calcext:value-type="float">
            <text:p>2.27823</text:p>
          </table:table-cell>
          <table:table-cell office:value-type="float" office:value="3.676094" calcext:value-type="float">
            <text:p>3.67609</text:p>
          </table:table-cell>
          <table:table-cell office:value-type="float" office:value="3" calcext:value-type="float">
            <text:p>3</text:p>
          </table:table-cell>
          <table:table-cell table:number-columns-repeated="945"/>
        </table:table-row>
        <table:table-row table:style-name="ro1">
          <table:table-cell table:number-columns-repeated="76"/>
          <table:table-cell office:value-type="float" office:value="2.21505491666667" calcext:value-type="float">
            <text:p>2.21505</text:p>
          </table:table-cell>
          <table:table-cell office:value-type="float" office:value="3.10949" calcext:value-type="float">
            <text:p>3.10949</text:p>
          </table:table-cell>
          <table:table-cell office:value-type="float" office:value="3" calcext:value-type="float">
            <text:p>3</text:p>
          </table:table-cell>
          <table:table-cell table:number-columns-repeated="945"/>
        </table:table-row>
        <table:table-row table:style-name="ro1">
          <table:table-cell table:number-columns-repeated="76"/>
          <table:table-cell office:value-type="float" office:value="2.20119358333333" calcext:value-type="float">
            <text:p>2.20119</text:p>
          </table:table-cell>
          <table:table-cell office:value-type="float" office:value="2.983883" calcext:value-type="float">
            <text:p>2.98388</text:p>
          </table:table-cell>
          <table:table-cell office:value-type="float" office:value="3" calcext:value-type="float">
            <text:p>3</text:p>
          </table:table-cell>
          <table:table-cell table:number-columns-repeated="945"/>
        </table:table-row>
        <table:table-row table:style-name="ro1">
          <table:table-cell table:number-columns-repeated="76"/>
          <table:table-cell office:value-type="float" office:value="2.19365966666667" calcext:value-type="float">
            <text:p>2.19366</text:p>
          </table:table-cell>
          <table:table-cell office:value-type="float" office:value="3.019353" calcext:value-type="float">
            <text:p>3.01935</text:p>
          </table:table-cell>
          <table:table-cell office:value-type="float" office:value="3" calcext:value-type="float">
            <text:p>3</text:p>
          </table:table-cell>
          <table:table-cell table:number-columns-repeated="945"/>
        </table:table-row>
        <table:table-row table:style-name="ro1">
          <table:table-cell table:number-columns-repeated="76"/>
          <table:table-cell office:value-type="float" office:value="2.18105416666667" calcext:value-type="float">
            <text:p>2.18105</text:p>
          </table:table-cell>
          <table:table-cell office:value-type="float" office:value="3.361244" calcext:value-type="float">
            <text:p>3.36124</text:p>
          </table:table-cell>
          <table:table-cell office:value-type="float" office:value="3" calcext:value-type="float">
            <text:p>3</text:p>
          </table:table-cell>
          <table:table-cell table:number-columns-repeated="945"/>
        </table:table-row>
        <table:table-row table:style-name="ro1">
          <table:table-cell table:number-columns-repeated="76"/>
          <table:table-cell office:value-type="float" office:value="2.14400966666667" calcext:value-type="float">
            <text:p>2.14401</text:p>
          </table:table-cell>
          <table:table-cell office:value-type="float" office:value="2.739099" calcext:value-type="float">
            <text:p>2.7391</text:p>
          </table:table-cell>
          <table:table-cell office:value-type="float" office:value="3" calcext:value-type="float">
            <text:p>3</text:p>
          </table:table-cell>
          <table:table-cell table:number-columns-repeated="945"/>
        </table:table-row>
        <table:table-row table:style-name="ro1">
          <table:table-cell table:number-columns-repeated="76"/>
          <table:table-cell office:value-type="float" office:value="2.11489725" calcext:value-type="float">
            <text:p>2.1149</text:p>
          </table:table-cell>
          <table:table-cell office:value-type="float" office:value="2.537945" calcext:value-type="float">
            <text:p>2.53795</text:p>
          </table:table-cell>
          <table:table-cell office:value-type="float" office:value="3" calcext:value-type="float">
            <text:p>3</text:p>
          </table:table-cell>
          <table:table-cell table:number-columns-repeated="945"/>
        </table:table-row>
      </table:table>
      <table:named-expressions/>
      <table:database-ranges>
        <table:database-range table:name="__Anonymous_Sheet_DB__1" table:target-range-address="Sheet2.A1:Sheet2.BW63" table:contains-header="false">
          <table:sort>
            <table:sort-by table:field-number="7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table-cell-properties style:decimal-places="5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7">00/00/0000</text:date>, <text:time style:data-style-name="N2" text:time-value="11:40:04.86296634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4-27T11:45:45.215114246</dc:date>
    <meta:generator>LibreOffice/4.2.8.2$Linux_X86_64 LibreOffice_project/420m0$Build-2</meta:generator>
    <meta:editing-duration>P0D</meta:editing-duration>
    <meta:editing-cycles>6</meta:editing-cycles>
    <meta:document-statistic meta:table-count="2" meta:cell-count="9490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6cm" svg:height="9cm" xlink:href=".." xlink:type="simple" chart:class="chart:scatter" chart:style-name="ch1">
        <chart:title svg:x="3.933cm" svg:y="0.316cm" chart:style-name="ch2">
          <text:p>Fixed objectives, played against Axelrod</text:p>
        </chart:title>
        <chart:subtitle svg:x="6.869cm" svg:y="1.301cm" chart:style-name="ch3">
          <text:p>Selfish good</text:p>
        </chart:subtitle>
        <chart:plot-area chart:style-name="ch4" table:cell-range-address="Sheet2.BS1:Sheet2.BT15" svg:x="1.33cm" svg:y="2.19cm" svg:width="14.347cm" svg:height="5.649cm">
          <chartooo:coordinate-region svg:x="2.243cm" svg:y="2.389cm" svg:width="13.195cm" svg:height="4.803cm"/>
          <chart:axis chart:dimension="x" chart:name="primary-x" chart:style-name="ch5">
            <chart:title svg:x="7.361cm" svg:y="8.019cm" chart:style-name="ch6">
              <text:p>Personal score</text:p>
            </chart:title>
          </chart:axis>
          <chart:axis chart:dimension="y" chart:name="primary-y" chart:style-name="ch5">
            <chart:title svg:x="0.451cm" svg:y="6.249cm" chart:style-name="ch7">
              <text:p>Opponent Score</text:p>
            </chart:title>
            <chart:grid chart:style-name="ch8" chart:class="major"/>
          </chart:axis>
          <chart:series chart:style-name="ch9" chart:values-cell-range-address="Sheet2.BT1:Sheet2.BT15" chart:class="chart:scatter">
            <chart:domain table:cell-range-address="Sheet2.BS1:Sheet2.BS15"/>
            <chart:data-point chart:repeated="1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S</text:p>
              </table:table-cell>
              <table:table-cell office:value-type="string">
                <text:p>Column BT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27600325">
                <text:p>2.27600325</text:p>
                <draw:g>
                  <svg:desc>Sheet2.BS1:Sheet2.BS15</svg:desc>
                </draw:g>
              </table:table-cell>
              <table:table-cell office:value-type="float" office:value="2.34863158333333">
                <text:p>2.34863158333333</text:p>
                <draw:g>
                  <svg:desc>Sheet2.BT1:Sheet2.BT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26373025">
                <text:p>2.26373025</text:p>
              </table:table-cell>
              <table:table-cell office:value-type="float" office:value="2.35585733333333">
                <text:p>2.355857333333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24870891666667">
                <text:p>2.24870891666667</text:p>
              </table:table-cell>
              <table:table-cell office:value-type="float" office:value="2.40081016666667">
                <text:p>2.400810166666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24477875">
                <text:p>2.24477875</text:p>
              </table:table-cell>
              <table:table-cell office:value-type="float" office:value="2.26315875">
                <text:p>2.263158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2393235">
                <text:p>2.2393235</text:p>
              </table:table-cell>
              <table:table-cell office:value-type="float" office:value="2.31708725">
                <text:p>2.317087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23917116666667">
                <text:p>2.23917116666667</text:p>
              </table:table-cell>
              <table:table-cell office:value-type="float" office:value="2.288097">
                <text:p>2.28809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22105933333333">
                <text:p>2.22105933333333</text:p>
              </table:table-cell>
              <table:table-cell office:value-type="float" office:value="2.32834058333333">
                <text:p>2.328340583333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21318941666667">
                <text:p>2.21318941666667</text:p>
              </table:table-cell>
              <table:table-cell office:value-type="float" office:value="2.35921191666667">
                <text:p>2.359211916666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20982791666667">
                <text:p>2.20982791666667</text:p>
              </table:table-cell>
              <table:table-cell office:value-type="float" office:value="2.17917333333333">
                <text:p>2.179173333333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20238333333333">
                <text:p>2.20238333333333</text:p>
              </table:table-cell>
              <table:table-cell office:value-type="float" office:value="2.22391125">
                <text:p>2.223911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19552733333333">
                <text:p>2.19552733333333</text:p>
              </table:table-cell>
              <table:table-cell office:value-type="float" office:value="2.35404441666667">
                <text:p>2.3540444166666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19412475">
                <text:p>2.19412475</text:p>
              </table:table-cell>
              <table:table-cell office:value-type="float" office:value="2.31569183333333">
                <text:p>2.315691833333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16971008333333">
                <text:p>2.16971008333333</text:p>
              </table:table-cell>
              <table:table-cell office:value-type="float" office:value="2.21887175">
                <text:p>2.218871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16582666666667">
                <text:p>2.16582666666667</text:p>
              </table:table-cell>
              <table:table-cell office:value-type="float" office:value="2.30569625">
                <text:p>2.305696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12992991666667">
                <text:p>2.12992991666667</text:p>
              </table:table-cell>
              <table:table-cell office:value-type="float" office:value="2.3789395">
                <text:p>2.378939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7cm" svg:height="9cm" xlink:href=".." xlink:type="simple" chart:class="chart:scatter" chart:style-name="ch1">
        <chart:title svg:x="3.933cm" svg:y="0.316cm" chart:style-name="ch2">
          <text:p>Fixed objectives, played against Axelrod</text:p>
        </chart:title>
        <chart:subtitle svg:x="6.499cm" svg:y="1.301cm" chart:style-name="ch3">
          <text:p>Communal good</text:p>
        </chart:subtitle>
        <chart:plot-area chart:style-name="ch4" table:cell-range-address="Sheet2.BS16:Sheet2.BT30" svg:x="1.33cm" svg:y="2.19cm" svg:width="14.348cm" svg:height="5.649cm">
          <chartooo:coordinate-region svg:x="2.057cm" svg:y="2.389cm" svg:width="13.289cm" svg:height="4.803cm"/>
          <chart:axis chart:dimension="x" chart:name="primary-x" chart:style-name="ch5">
            <chart:title svg:x="7.362cm" svg:y="8.019cm" chart:style-name="ch6">
              <text:p>Personal score</text:p>
            </chart:title>
          </chart:axis>
          <chart:axis chart:dimension="y" chart:name="primary-y" chart:style-name="ch5">
            <chart:title svg:x="0.451cm" svg:y="6.222cm" chart:style-name="ch7">
              <text:p>Opponent score</text:p>
            </chart:title>
            <chart:grid chart:style-name="ch8" chart:class="major"/>
          </chart:axis>
          <chart:series chart:style-name="ch9" chart:values-cell-range-address="Sheet2.BT16:Sheet2.BT30" chart:class="chart:scatter">
            <chart:domain table:cell-range-address="Sheet2.BS16:Sheet2.BS30"/>
            <chart:data-point chart:repeated="1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S</text:p>
              </table:table-cell>
              <table:table-cell office:value-type="string">
                <text:p>Column BT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29758641666667">
                <text:p>2.29758641666667</text:p>
                <draw:g>
                  <svg:desc>Sheet2.BS16:Sheet2.BS30</svg:desc>
                </draw:g>
              </table:table-cell>
              <table:table-cell office:value-type="float" office:value="2.39687266666667">
                <text:p>2.39687266666667</text:p>
                <draw:g>
                  <svg:desc>Sheet2.BT16:Sheet2.BT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26595641666667">
                <text:p>2.26595641666667</text:p>
              </table:table-cell>
              <table:table-cell office:value-type="float" office:value="2.38511808333333">
                <text:p>2.385118083333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25531525">
                <text:p>2.25531525</text:p>
              </table:table-cell>
              <table:table-cell office:value-type="float" office:value="2.31613566666667">
                <text:p>2.316135666666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24621675">
                <text:p>2.24621675</text:p>
              </table:table-cell>
              <table:table-cell office:value-type="float" office:value="2.32223966666667">
                <text:p>2.322239666666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24556741666667">
                <text:p>2.24556741666667</text:p>
              </table:table-cell>
              <table:table-cell office:value-type="float" office:value="2.26036616666667">
                <text:p>2.260366166666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23613616666667">
                <text:p>2.23613616666667</text:p>
              </table:table-cell>
              <table:table-cell office:value-type="float" office:value="2.48965575">
                <text:p>2.489655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23198733333333">
                <text:p>2.23198733333333</text:p>
              </table:table-cell>
              <table:table-cell office:value-type="float" office:value="2.2575715">
                <text:p>2.257571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22878858333333">
                <text:p>2.22878858333333</text:p>
              </table:table-cell>
              <table:table-cell office:value-type="float" office:value="2.39034691666667">
                <text:p>2.390346916666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22196275">
                <text:p>2.22196275</text:p>
              </table:table-cell>
              <table:table-cell office:value-type="float" office:value="2.31298608333333">
                <text:p>2.312986083333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20806358333333">
                <text:p>2.20806358333333</text:p>
              </table:table-cell>
              <table:table-cell office:value-type="float" office:value="2.223049">
                <text:p>2.22304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19304025">
                <text:p>2.19304025</text:p>
              </table:table-cell>
              <table:table-cell office:value-type="float" office:value="2.29680316666667">
                <text:p>2.2968031666666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19277825">
                <text:p>2.19277825</text:p>
              </table:table-cell>
              <table:table-cell office:value-type="float" office:value="2.36701575">
                <text:p>2.367015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1865675">
                <text:p>2.1865675</text:p>
              </table:table-cell>
              <table:table-cell office:value-type="float" office:value="2.23754">
                <text:p>2.2375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18029033333333">
                <text:p>2.18029033333333</text:p>
              </table:table-cell>
              <table:table-cell office:value-type="float" office:value="2.28915866666667">
                <text:p>2.2891586666666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12256358333333">
                <text:p>2.12256358333333</text:p>
              </table:table-cell>
              <table:table-cell office:value-type="float" office:value="2.18947733333333">
                <text:p>2.1894773333333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7cm" svg:height="8.999cm" xlink:href=".." xlink:type="simple" chart:class="chart:scatter" chart:style-name="ch1">
        <chart:title svg:x="3.933cm" svg:y="0.315cm" chart:style-name="ch2">
          <text:p>Fixed objectives, played against Axelrod</text:p>
        </chart:title>
        <chart:subtitle svg:x="6.406cm" svg:y="1.299cm" chart:style-name="ch3">
          <text:p>Cooperative good</text:p>
        </chart:subtitle>
        <chart:plot-area chart:style-name="ch4" table:cell-range-address="Sheet2.BS31:Sheet2.BS45 Sheet2.BU31:Sheet2.BU45" svg:x="1.33cm" svg:y="2.187cm" svg:width="14.348cm" svg:height="5.652cm">
          <chartooo:coordinate-region svg:x="2.057cm" svg:y="2.386cm" svg:width="13.289cm" svg:height="4.806cm"/>
          <chart:axis chart:dimension="x" chart:name="primary-x" chart:style-name="ch5">
            <chart:title svg:x="7.362cm" svg:y="8.018cm" chart:style-name="ch6">
              <text:p>Personal score</text:p>
            </chart:title>
          </chart:axis>
          <chart:axis chart:dimension="y" chart:name="primary-y" chart:style-name="ch5">
            <chart:title svg:x="0.451cm" svg:y="6.406cm" chart:style-name="ch7">
              <text:p>Cooperation score</text:p>
            </chart:title>
            <chart:grid chart:style-name="ch8" chart:class="major"/>
          </chart:axis>
          <chart:series chart:style-name="ch9" chart:values-cell-range-address="Sheet2.BU31:Sheet2.BU45" chart:class="chart:scatter">
            <chart:domain table:cell-range-address="Sheet2.BS31:Sheet2.BS45"/>
            <chart:data-point chart:repeated="1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S</text:p>
              </table:table-cell>
              <table:table-cell office:value-type="string">
                <text:p>Column BU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29498741666667">
                <text:p>2.29498741666667</text:p>
                <draw:g>
                  <svg:desc>Sheet2.BS31:Sheet2.BS45</svg:desc>
                </draw:g>
              </table:table-cell>
              <table:table-cell office:value-type="float" office:value="3.952912">
                <text:p>3.952912</text:p>
                <draw:g>
                  <svg:desc>Sheet2.BU31:Sheet2.BU4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28647525">
                <text:p>2.28647525</text:p>
              </table:table-cell>
              <table:table-cell office:value-type="float" office:value="4.382277">
                <text:p>4.38227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28492183333333">
                <text:p>2.28492183333333</text:p>
              </table:table-cell>
              <table:table-cell office:value-type="float" office:value="4.00691">
                <text:p>4.0069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23941475">
                <text:p>2.23941475</text:p>
              </table:table-cell>
              <table:table-cell office:value-type="float" office:value="3.28087">
                <text:p>3.2808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236661">
                <text:p>2.236661</text:p>
              </table:table-cell>
              <table:table-cell office:value-type="float" office:value="3.4908">
                <text:p>3.490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23369433333333">
                <text:p>2.23369433333333</text:p>
              </table:table-cell>
              <table:table-cell office:value-type="float" office:value="3.948375">
                <text:p>3.9483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21836883333333">
                <text:p>2.21836883333333</text:p>
              </table:table-cell>
              <table:table-cell office:value-type="float" office:value="3.43707">
                <text:p>3.4370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21102666666667">
                <text:p>2.21102666666667</text:p>
              </table:table-cell>
              <table:table-cell office:value-type="float" office:value="3.289082">
                <text:p>3.28908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20839733333333">
                <text:p>2.20839733333333</text:p>
              </table:table-cell>
              <table:table-cell office:value-type="float" office:value="3.889611">
                <text:p>3.88961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20546125">
                <text:p>2.20546125</text:p>
              </table:table-cell>
              <table:table-cell office:value-type="float" office:value="3.61222">
                <text:p>3.6122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19740983333333">
                <text:p>2.19740983333333</text:p>
              </table:table-cell>
              <table:table-cell office:value-type="float" office:value="3.277415">
                <text:p>3.27741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19475741666667">
                <text:p>2.19475741666667</text:p>
              </table:table-cell>
              <table:table-cell office:value-type="float" office:value="3.945606">
                <text:p>3.94560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18528">
                <text:p>2.18528</text:p>
              </table:table-cell>
              <table:table-cell office:value-type="float" office:value="3.163814">
                <text:p>3.16381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17968325">
                <text:p>2.17968325</text:p>
              </table:table-cell>
              <table:table-cell office:value-type="float" office:value="2.832399">
                <text:p>2.83239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14133608333333">
                <text:p>2.14133608333333</text:p>
              </table:table-cell>
              <table:table-cell office:value-type="float" office:value="2.5877">
                <text:p>2.587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173cm" svg:y="0.316cm" chart:style-name="ch2">
          <text:p>Fixed objectives, play against Axelrod</text:p>
        </chart:title>
        <chart:subtitle svg:x="6.766cm" svg:y="1.301cm" chart:style-name="ch3">
          <text:p>Selfless good</text:p>
        </chart:subtitle>
        <chart:plot-area chart:style-name="ch4" table:cell-range-address="Sheet2.BT46:Sheet2.BU60" svg:x="1.331cm" svg:y="2.19cm" svg:width="14.349cm" svg:height="5.649cm">
          <chartooo:coordinate-region svg:x="2.058cm" svg:y="2.389cm" svg:width="13.382cm" svg:height="4.803cm"/>
          <chart:axis chart:dimension="x" chart:name="primary-x" chart:style-name="ch5">
            <chart:title svg:x="7.297cm" svg:y="8.019cm" chart:style-name="ch6">
              <text:p>Opponent score</text:p>
            </chart:title>
          </chart:axis>
          <chart:axis chart:dimension="y" chart:name="primary-y" chart:style-name="ch5">
            <chart:title svg:x="0.451cm" svg:y="6.407cm" chart:style-name="ch7">
              <text:p>Cooperation score</text:p>
            </chart:title>
            <chart:grid chart:style-name="ch8" chart:class="major"/>
          </chart:axis>
          <chart:series chart:style-name="ch9" chart:values-cell-range-address="Sheet2.BU46:Sheet2.BU60" chart:class="chart:scatter">
            <chart:domain table:cell-range-address="Sheet2.BT46:Sheet2.BT60"/>
            <chart:data-point chart:repeated="1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T</text:p>
              </table:table-cell>
              <table:table-cell office:value-type="string">
                <text:p>Column BU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44064591666667">
                <text:p>2.44064591666667</text:p>
                <draw:g>
                  <svg:desc>Sheet2.BT46:Sheet2.BT60</svg:desc>
                </draw:g>
              </table:table-cell>
              <table:table-cell office:value-type="float" office:value="4.221194">
                <text:p>4.221194</text:p>
                <draw:g>
                  <svg:desc>Sheet2.BU46:Sheet2.BU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40884066666667">
                <text:p>2.40884066666667</text:p>
              </table:table-cell>
              <table:table-cell office:value-type="float" office:value="3.700021">
                <text:p>3.70002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36359375">
                <text:p>2.36359375</text:p>
              </table:table-cell>
              <table:table-cell office:value-type="float" office:value="3.698144">
                <text:p>3.69814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3323845">
                <text:p>2.3323845</text:p>
              </table:table-cell>
              <table:table-cell office:value-type="float" office:value="3.073268">
                <text:p>3.07326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32216666666667">
                <text:p>2.32216666666667</text:p>
              </table:table-cell>
              <table:table-cell office:value-type="float" office:value="3.414841">
                <text:p>3.41484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2999385">
                <text:p>2.2999385</text:p>
              </table:table-cell>
              <table:table-cell office:value-type="float" office:value="3.276623">
                <text:p>3.27662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29800641666667">
                <text:p>2.29800641666667</text:p>
              </table:table-cell>
              <table:table-cell office:value-type="float" office:value="3.542951">
                <text:p>3.54295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29261316666667">
                <text:p>2.29261316666667</text:p>
              </table:table-cell>
              <table:table-cell office:value-type="float" office:value="4.009707">
                <text:p>4.00970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27823391666667">
                <text:p>2.27823391666667</text:p>
              </table:table-cell>
              <table:table-cell office:value-type="float" office:value="3.676094">
                <text:p>3.67609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21505491666667">
                <text:p>2.21505491666667</text:p>
              </table:table-cell>
              <table:table-cell office:value-type="float" office:value="3.10949">
                <text:p>3.1094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20119358333333">
                <text:p>2.20119358333333</text:p>
              </table:table-cell>
              <table:table-cell office:value-type="float" office:value="2.983883">
                <text:p>2.98388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19365966666667">
                <text:p>2.19365966666667</text:p>
              </table:table-cell>
              <table:table-cell office:value-type="float" office:value="3.019353">
                <text:p>3.01935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18105416666667">
                <text:p>2.18105416666667</text:p>
              </table:table-cell>
              <table:table-cell office:value-type="float" office:value="3.361244">
                <text:p>3.36124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14400966666667">
                <text:p>2.14400966666667</text:p>
              </table:table-cell>
              <table:table-cell office:value-type="float" office:value="2.739099">
                <text:p>2.73909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11489725">
                <text:p>2.11489725</text:p>
              </table:table-cell>
              <table:table-cell office:value-type="float" office:value="2.537945">
                <text:p>2.53794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8.311cm" svg:height="11.355cm" xlink:href=".." xlink:type="simple" chart:class="chart:scatter" chart:style-name="ch1">
        <chart:title svg:x="7.405cm" svg:y="0.363cm" chart:style-name="ch2">
          <text:p>Fixed Objectives</text:p>
        </chart:title>
        <chart:subtitle svg:x="6.082cm" svg:y="1.395cm" chart:style-name="ch3">
          <text:p>Train on population, test on Axelrod</text:p>
        </chart:subtitle>
        <chart:legend chart:legend-position="bottom" svg:x="5.181cm" svg:y="10.572cm" style:legend-expansion="wide" chart:style-name="ch4"/>
        <chart:plot-area chart:style-name="ch5" table:cell-range-address="Sheet2.BY88:Sheet2.BZ102 Sheet2.BV89:Sheet2.BV90 Sheet2.BV91:Sheet2.BV92 Sheet2.BZ103:Sheet2.BZ147" chart:data-source-has-labels="row" svg:x="1.377cm" svg:y="2.331cm" svg:width="16.568cm" svg:height="7.033cm">
          <chartooo:coordinate-region svg:x="2.104cm" svg:y="2.53cm" svg:width="15.601cm" svg:height="6.187cm"/>
          <chart:axis chart:dimension="x" chart:name="primary-x" chart:style-name="ch6">
            <chart:title svg:x="8.797cm" svg:y="9.591cm" chart:style-name="ch7">
              <text:p>Objective 1</text:p>
            </chart:title>
          </chart:axis>
          <chart:axis chart:dimension="y" chart:name="primary-y" chart:style-name="ch8">
            <chart:title svg:x="0.451cm" svg:y="6.711cm" chart:style-name="ch9">
              <text:p>Objective 2</text:p>
            </chart:title>
            <chart:grid chart:style-name="ch10" chart:class="major"/>
          </chart:axis>
          <chart:series chart:style-name="ch11" chart:values-cell-range-address="Sheet2.BZ88:Sheet2.BZ102" chart:label-cell-address="Sheet2.BV89:Sheet2.BV89" chart:class="chart:scatter">
            <chart:domain table:cell-range-address="Sheet2.BY88:Sheet2.BY102"/>
            <chart:data-point chart:repeated="15"/>
          </chart:series>
          <chart:series chart:style-name="ch12" chart:values-cell-range-address="Sheet2.BZ118:Sheet2.BZ132" chart:label-cell-address="Sheet2.BV91:Sheet2.BV91" chart:class="chart:scatter">
            <chart:domain table:cell-range-address="Sheet2.BY118:Sheet2.BY132"/>
            <chart:data-point chart:repeated="15"/>
          </chart:series>
          <chart:series chart:style-name="ch13" chart:values-cell-range-address="Sheet2.BZ103:Sheet2.BZ117" chart:label-cell-address="Sheet2.BV90:Sheet2.BV90" chart:class="chart:scatter">
            <chart:domain table:cell-range-address="Sheet2.BY103:Sheet2.BY117"/>
            <chart:data-point chart:repeated="15"/>
          </chart:series>
          <chart:series chart:style-name="ch14" chart:values-cell-range-address="Sheet2.BZ133:Sheet2.BZ147" chart:label-cell-address="Sheet2.BV92:Sheet2.BV92" chart:class="chart:scatter">
            <chart:domain table:cell-range-address="Sheet2.BY133:Sheet2.BY147"/>
            <chart:data-point chart:repeated="1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Y</text:p>
              </table:table-cell>
              <table:table-cell office:value-type="string">
                <text:p>Selfish</text:p>
                <draw:g>
                  <svg:desc>Sheet2.BV89:Sheet2.BV89</svg:desc>
                </draw:g>
              </table:table-cell>
              <table:table-cell office:value-type="string">
                <text:p>Column BY</text:p>
              </table:table-cell>
              <table:table-cell office:value-type="string">
                <text:p>Communal</text:p>
                <draw:g>
                  <svg:desc>Sheet2.BV91:Sheet2.BV91</svg:desc>
                </draw:g>
              </table:table-cell>
              <table:table-cell office:value-type="string">
                <text:p>Column BY</text:p>
              </table:table-cell>
              <table:table-cell office:value-type="string">
                <text:p>Cooperative</text:p>
                <draw:g>
                  <svg:desc>Sheet2.BV90:Sheet2.BV90</svg:desc>
                </draw:g>
              </table:table-cell>
              <table:table-cell office:value-type="string">
                <text:p>Column BY</text:p>
              </table:table-cell>
              <table:table-cell office:value-type="string">
                <text:p>Selfless</text:p>
                <draw:g>
                  <svg:desc>Sheet2.BV92:Sheet2.BV9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27600325">
                <text:p>2.27600325</text:p>
                <draw:g>
                  <svg:desc>Sheet2.BY88:Sheet2.BY102</svg:desc>
                </draw:g>
              </table:table-cell>
              <table:table-cell office:value-type="float" office:value="2.34863158333333">
                <text:p>2.34863158333333</text:p>
                <draw:g>
                  <svg:desc>Sheet2.BZ88:Sheet2.BZ102</svg:desc>
                </draw:g>
              </table:table-cell>
              <table:table-cell office:value-type="float" office:value="2.29498741666667">
                <text:p>2.29498741666667</text:p>
                <draw:g>
                  <svg:desc>Sheet2.BY118:Sheet2.BY132</svg:desc>
                </draw:g>
              </table:table-cell>
              <table:table-cell office:value-type="float" office:value="3.952912">
                <text:p>3.952912</text:p>
                <draw:g>
                  <svg:desc>Sheet2.BZ118:Sheet2.BZ132</svg:desc>
                </draw:g>
              </table:table-cell>
              <table:table-cell office:value-type="float" office:value="2.29758641666667">
                <text:p>2.29758641666667</text:p>
                <draw:g>
                  <svg:desc>Sheet2.BY103:Sheet2.BY117</svg:desc>
                </draw:g>
              </table:table-cell>
              <table:table-cell office:value-type="float" office:value="2.39687266666667">
                <text:p>2.39687266666667</text:p>
                <draw:g>
                  <svg:desc>Sheet2.BZ103:Sheet2.BZ117</svg:desc>
                </draw:g>
              </table:table-cell>
              <table:table-cell office:value-type="float" office:value="2.44064591666667">
                <text:p>2.44064591666667</text:p>
                <draw:g>
                  <svg:desc>Sheet2.BY133:Sheet2.BY147</svg:desc>
                </draw:g>
              </table:table-cell>
              <table:table-cell office:value-type="float" office:value="4.221194">
                <text:p>4.221194</text:p>
                <draw:g>
                  <svg:desc>Sheet2.BZ133:Sheet2.BZ14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26373025">
                <text:p>2.26373025</text:p>
              </table:table-cell>
              <table:table-cell office:value-type="float" office:value="2.35585733333333">
                <text:p>2.35585733333333</text:p>
              </table:table-cell>
              <table:table-cell office:value-type="float" office:value="2.28647525">
                <text:p>2.28647525</text:p>
              </table:table-cell>
              <table:table-cell office:value-type="float" office:value="4.382277">
                <text:p>4.382277</text:p>
              </table:table-cell>
              <table:table-cell office:value-type="float" office:value="2.26595641666667">
                <text:p>2.26595641666667</text:p>
              </table:table-cell>
              <table:table-cell office:value-type="float" office:value="2.38511808333333">
                <text:p>2.38511808333333</text:p>
              </table:table-cell>
              <table:table-cell office:value-type="float" office:value="2.40884066666667">
                <text:p>2.40884066666667</text:p>
              </table:table-cell>
              <table:table-cell office:value-type="float" office:value="3.700021">
                <text:p>3.70002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24870891666667">
                <text:p>2.24870891666667</text:p>
              </table:table-cell>
              <table:table-cell office:value-type="float" office:value="2.40081016666667">
                <text:p>2.40081016666667</text:p>
              </table:table-cell>
              <table:table-cell office:value-type="float" office:value="2.28492183333333">
                <text:p>2.28492183333333</text:p>
              </table:table-cell>
              <table:table-cell office:value-type="float" office:value="4.00691">
                <text:p>4.00691</text:p>
              </table:table-cell>
              <table:table-cell office:value-type="float" office:value="2.25531525">
                <text:p>2.25531525</text:p>
              </table:table-cell>
              <table:table-cell office:value-type="float" office:value="2.31613566666667">
                <text:p>2.31613566666667</text:p>
              </table:table-cell>
              <table:table-cell office:value-type="float" office:value="2.36359375">
                <text:p>2.36359375</text:p>
              </table:table-cell>
              <table:table-cell office:value-type="float" office:value="3.698144">
                <text:p>3.69814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24477875">
                <text:p>2.24477875</text:p>
              </table:table-cell>
              <table:table-cell office:value-type="float" office:value="2.26315875">
                <text:p>2.26315875</text:p>
              </table:table-cell>
              <table:table-cell office:value-type="float" office:value="2.23941475">
                <text:p>2.23941475</text:p>
              </table:table-cell>
              <table:table-cell office:value-type="float" office:value="3.28087">
                <text:p>3.28087</text:p>
              </table:table-cell>
              <table:table-cell office:value-type="float" office:value="2.24621675">
                <text:p>2.24621675</text:p>
              </table:table-cell>
              <table:table-cell office:value-type="float" office:value="2.32223966666667">
                <text:p>2.32223966666667</text:p>
              </table:table-cell>
              <table:table-cell office:value-type="float" office:value="2.3323845">
                <text:p>2.3323845</text:p>
              </table:table-cell>
              <table:table-cell office:value-type="float" office:value="3.073268">
                <text:p>3.07326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2393235">
                <text:p>2.2393235</text:p>
              </table:table-cell>
              <table:table-cell office:value-type="float" office:value="2.31708725">
                <text:p>2.31708725</text:p>
              </table:table-cell>
              <table:table-cell office:value-type="float" office:value="2.236661">
                <text:p>2.236661</text:p>
              </table:table-cell>
              <table:table-cell office:value-type="float" office:value="3.4908">
                <text:p>3.4908</text:p>
              </table:table-cell>
              <table:table-cell office:value-type="float" office:value="2.24556741666667">
                <text:p>2.24556741666667</text:p>
              </table:table-cell>
              <table:table-cell office:value-type="float" office:value="2.26036616666667">
                <text:p>2.26036616666667</text:p>
              </table:table-cell>
              <table:table-cell office:value-type="float" office:value="2.32216666666667">
                <text:p>2.32216666666667</text:p>
              </table:table-cell>
              <table:table-cell office:value-type="float" office:value="3.414841">
                <text:p>3.41484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23917116666667">
                <text:p>2.23917116666667</text:p>
              </table:table-cell>
              <table:table-cell office:value-type="float" office:value="2.288097">
                <text:p>2.288097</text:p>
              </table:table-cell>
              <table:table-cell office:value-type="float" office:value="2.23369433333333">
                <text:p>2.23369433333333</text:p>
              </table:table-cell>
              <table:table-cell office:value-type="float" office:value="3.948375">
                <text:p>3.948375</text:p>
              </table:table-cell>
              <table:table-cell office:value-type="float" office:value="2.23613616666667">
                <text:p>2.23613616666667</text:p>
              </table:table-cell>
              <table:table-cell office:value-type="float" office:value="2.48965575">
                <text:p>2.48965575</text:p>
              </table:table-cell>
              <table:table-cell office:value-type="float" office:value="2.2999385">
                <text:p>2.2999385</text:p>
              </table:table-cell>
              <table:table-cell office:value-type="float" office:value="3.276623">
                <text:p>3.27662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22105933333333">
                <text:p>2.22105933333333</text:p>
              </table:table-cell>
              <table:table-cell office:value-type="float" office:value="2.32834058333333">
                <text:p>2.32834058333333</text:p>
              </table:table-cell>
              <table:table-cell office:value-type="float" office:value="2.21836883333333">
                <text:p>2.21836883333333</text:p>
              </table:table-cell>
              <table:table-cell office:value-type="float" office:value="3.43707">
                <text:p>3.43707</text:p>
              </table:table-cell>
              <table:table-cell office:value-type="float" office:value="2.23198733333333">
                <text:p>2.23198733333333</text:p>
              </table:table-cell>
              <table:table-cell office:value-type="float" office:value="2.2575715">
                <text:p>2.2575715</text:p>
              </table:table-cell>
              <table:table-cell office:value-type="float" office:value="2.29800641666667">
                <text:p>2.29800641666667</text:p>
              </table:table-cell>
              <table:table-cell office:value-type="float" office:value="3.542951">
                <text:p>3.54295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21318941666667">
                <text:p>2.21318941666667</text:p>
              </table:table-cell>
              <table:table-cell office:value-type="float" office:value="2.35921191666667">
                <text:p>2.35921191666667</text:p>
              </table:table-cell>
              <table:table-cell office:value-type="float" office:value="2.21102666666667">
                <text:p>2.21102666666667</text:p>
              </table:table-cell>
              <table:table-cell office:value-type="float" office:value="3.289082">
                <text:p>3.289082</text:p>
              </table:table-cell>
              <table:table-cell office:value-type="float" office:value="2.22878858333333">
                <text:p>2.22878858333333</text:p>
              </table:table-cell>
              <table:table-cell office:value-type="float" office:value="2.39034691666667">
                <text:p>2.39034691666667</text:p>
              </table:table-cell>
              <table:table-cell office:value-type="float" office:value="2.29261316666667">
                <text:p>2.29261316666667</text:p>
              </table:table-cell>
              <table:table-cell office:value-type="float" office:value="4.009707">
                <text:p>4.00970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20982791666667">
                <text:p>2.20982791666667</text:p>
              </table:table-cell>
              <table:table-cell office:value-type="float" office:value="2.17917333333333">
                <text:p>2.17917333333333</text:p>
              </table:table-cell>
              <table:table-cell office:value-type="float" office:value="2.20839733333333">
                <text:p>2.20839733333333</text:p>
              </table:table-cell>
              <table:table-cell office:value-type="float" office:value="3.889611">
                <text:p>3.889611</text:p>
              </table:table-cell>
              <table:table-cell office:value-type="float" office:value="2.22196275">
                <text:p>2.22196275</text:p>
              </table:table-cell>
              <table:table-cell office:value-type="float" office:value="2.31298608333333">
                <text:p>2.31298608333333</text:p>
              </table:table-cell>
              <table:table-cell office:value-type="float" office:value="2.27823391666667">
                <text:p>2.27823391666667</text:p>
              </table:table-cell>
              <table:table-cell office:value-type="float" office:value="3.676094">
                <text:p>3.67609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20238333333333">
                <text:p>2.20238333333333</text:p>
              </table:table-cell>
              <table:table-cell office:value-type="float" office:value="2.22391125">
                <text:p>2.22391125</text:p>
              </table:table-cell>
              <table:table-cell office:value-type="float" office:value="2.20546125">
                <text:p>2.20546125</text:p>
              </table:table-cell>
              <table:table-cell office:value-type="float" office:value="3.61222">
                <text:p>3.61222</text:p>
              </table:table-cell>
              <table:table-cell office:value-type="float" office:value="2.20806358333333">
                <text:p>2.20806358333333</text:p>
              </table:table-cell>
              <table:table-cell office:value-type="float" office:value="2.223049">
                <text:p>2.223049</text:p>
              </table:table-cell>
              <table:table-cell office:value-type="float" office:value="2.21505491666667">
                <text:p>2.21505491666667</text:p>
              </table:table-cell>
              <table:table-cell office:value-type="float" office:value="3.10949">
                <text:p>3.1094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19552733333333">
                <text:p>2.19552733333333</text:p>
              </table:table-cell>
              <table:table-cell office:value-type="float" office:value="2.35404441666667">
                <text:p>2.35404441666667</text:p>
              </table:table-cell>
              <table:table-cell office:value-type="float" office:value="2.19740983333333">
                <text:p>2.19740983333333</text:p>
              </table:table-cell>
              <table:table-cell office:value-type="float" office:value="3.277415">
                <text:p>3.277415</text:p>
              </table:table-cell>
              <table:table-cell office:value-type="float" office:value="2.19304025">
                <text:p>2.19304025</text:p>
              </table:table-cell>
              <table:table-cell office:value-type="float" office:value="2.29680316666667">
                <text:p>2.29680316666667</text:p>
              </table:table-cell>
              <table:table-cell office:value-type="float" office:value="2.20119358333333">
                <text:p>2.20119358333333</text:p>
              </table:table-cell>
              <table:table-cell office:value-type="float" office:value="2.983883">
                <text:p>2.98388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19412475">
                <text:p>2.19412475</text:p>
              </table:table-cell>
              <table:table-cell office:value-type="float" office:value="2.31569183333333">
                <text:p>2.31569183333333</text:p>
              </table:table-cell>
              <table:table-cell office:value-type="float" office:value="2.19475741666667">
                <text:p>2.19475741666667</text:p>
              </table:table-cell>
              <table:table-cell office:value-type="float" office:value="3.945606">
                <text:p>3.945606</text:p>
              </table:table-cell>
              <table:table-cell office:value-type="float" office:value="2.19277825">
                <text:p>2.19277825</text:p>
              </table:table-cell>
              <table:table-cell office:value-type="float" office:value="2.36701575">
                <text:p>2.36701575</text:p>
              </table:table-cell>
              <table:table-cell office:value-type="float" office:value="2.19365966666667">
                <text:p>2.19365966666667</text:p>
              </table:table-cell>
              <table:table-cell office:value-type="float" office:value="3.019353">
                <text:p>3.01935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16971008333333">
                <text:p>2.16971008333333</text:p>
              </table:table-cell>
              <table:table-cell office:value-type="float" office:value="2.21887175">
                <text:p>2.21887175</text:p>
              </table:table-cell>
              <table:table-cell office:value-type="float" office:value="2.18528">
                <text:p>2.18528</text:p>
              </table:table-cell>
              <table:table-cell office:value-type="float" office:value="3.163814">
                <text:p>3.163814</text:p>
              </table:table-cell>
              <table:table-cell office:value-type="float" office:value="2.1865675">
                <text:p>2.1865675</text:p>
              </table:table-cell>
              <table:table-cell office:value-type="float" office:value="2.23754">
                <text:p>2.23754</text:p>
              </table:table-cell>
              <table:table-cell office:value-type="float" office:value="2.18105416666667">
                <text:p>2.18105416666667</text:p>
              </table:table-cell>
              <table:table-cell office:value-type="float" office:value="3.361244">
                <text:p>3.36124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16582666666667">
                <text:p>2.16582666666667</text:p>
              </table:table-cell>
              <table:table-cell office:value-type="float" office:value="2.30569625">
                <text:p>2.30569625</text:p>
              </table:table-cell>
              <table:table-cell office:value-type="float" office:value="2.17968325">
                <text:p>2.17968325</text:p>
              </table:table-cell>
              <table:table-cell office:value-type="float" office:value="2.832399">
                <text:p>2.832399</text:p>
              </table:table-cell>
              <table:table-cell office:value-type="float" office:value="2.18029033333333">
                <text:p>2.18029033333333</text:p>
              </table:table-cell>
              <table:table-cell office:value-type="float" office:value="2.28915866666667">
                <text:p>2.28915866666667</text:p>
              </table:table-cell>
              <table:table-cell office:value-type="float" office:value="2.14400966666667">
                <text:p>2.14400966666667</text:p>
              </table:table-cell>
              <table:table-cell office:value-type="float" office:value="2.739099">
                <text:p>2.73909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12992991666667">
                <text:p>2.12992991666667</text:p>
              </table:table-cell>
              <table:table-cell office:value-type="float" office:value="2.3789395">
                <text:p>2.3789395</text:p>
              </table:table-cell>
              <table:table-cell office:value-type="float" office:value="2.14133608333333">
                <text:p>2.14133608333333</text:p>
              </table:table-cell>
              <table:table-cell office:value-type="float" office:value="2.5877">
                <text:p>2.5877</text:p>
              </table:table-cell>
              <table:table-cell office:value-type="float" office:value="2.12256358333333">
                <text:p>2.12256358333333</text:p>
              </table:table-cell>
              <table:table-cell office:value-type="float" office:value="2.18947733333333">
                <text:p>2.18947733333333</text:p>
              </table:table-cell>
              <table:table-cell office:value-type="float" office:value="2.11489725">
                <text:p>2.11489725</text:p>
              </table:table-cell>
              <table:table-cell office:value-type="float" office:value="2.537945">
                <text:p>2.53794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